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9B10000014B81D13B76.png" manifest:media-type="image/png"/>
  <manifest:file-entry manifest:full-path="Pictures/10000000000009B1000000A610505EB0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Myriad Pro" svg:font-family="'Myriad Pro', 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Heading_20_1">
      <style:text-properties officeooo:rsid="001379c5"/>
    </style:style>
    <style:style style:name="P2" style:family="paragraph" style:parent-style-name="Standard">
      <style:text-properties officeooo:paragraph-rsid="0010f07c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d2125" loext:opacity="100%" style:font-name="Calibri" fo:font-size="11pt" fo:letter-spacing="normal" fo:font-style="normal" fo:font-weight="normal" style:font-size-asian="11pt" style:font-size-complex="11pt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6fa35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6fa35"/>
    </style:style>
    <style:style style:name="P7" style:family="paragraph" style:parent-style-name="Standard">
      <style:text-properties fo:font-size="14pt" fo:font-style="normal" fo:font-weight="bold" officeooo:rsid="004a4e2a" officeooo:paragraph-rsid="004c29da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tyle="normal" fo:font-weight="bold" officeooo:rsid="004a4e2a" officeooo:paragraph-rsid="004c29da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paragraph-rsid="0018661a"/>
    </style:style>
    <style:style style:name="P10" style:family="paragraph" style:parent-style-name="Standard">
      <style:text-properties fo:font-style="normal" fo:font-weight="bold" officeooo:rsid="0018661a" officeooo:paragraph-rsid="00197a96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paragraph-rsid="0049c584"/>
    </style:style>
    <style:style style:name="P12" style:family="paragraph" style:parent-style-name="Standard">
      <style:text-properties style:font-name="Calibri1" fo:font-size="11pt" fo:font-weight="normal" officeooo:rsid="00197a96" officeooo:paragraph-rsid="0049c584" style:font-size-asian="11pt" style:font-weight-asian="normal" style:font-size-complex="11pt" style:font-weight-complex="normal"/>
    </style:style>
    <style:style style:name="P13" style:family="paragraph" style:parent-style-name="Text_20_body" style:list-style-name="L2">
      <style:paragraph-properties fo:text-align="left" style:justify-single-word="false"/>
      <style:text-properties style:font-name="Calibri1" fo:font-size="11pt" fo:font-weight="normal" officeooo:rsid="00197a96" officeooo:paragraph-rsid="0049c584" style:font-size-asian="11pt" style:font-weight-asian="normal" style:font-size-complex="11pt" style:font-weight-complex="normal"/>
    </style:style>
    <style:style style:name="P14" style:family="paragraph" style:parent-style-name="Heading_20_3">
      <style:text-properties officeooo:paragraph-rsid="0049c584"/>
    </style:style>
    <style:style style:name="P15" style:family="paragraph" style:parent-style-name="Text_20_body">
      <style:text-properties style:font-name="Calibri" officeooo:rsid="001acd25" officeooo:paragraph-rsid="0049c584"/>
    </style:style>
    <style:style style:name="P16" style:family="paragraph" style:parent-style-name="Text_20_body">
      <style:text-properties officeooo:paragraph-rsid="0049c584"/>
    </style:style>
    <style:style style:name="P17" style:family="paragraph" style:parent-style-name="Standard">
      <style:paragraph-properties fo:break-before="page"/>
      <style:text-properties style:font-name="Calibri" fo:font-size="14pt" fo:font-weight="bold" officeooo:rsid="004a4e2a" officeooo:paragraph-rsid="004a4e2a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paragraph-rsid="001e96b8"/>
    </style:style>
    <style:style style:name="P19" style:family="paragraph" style:parent-style-name="Standard">
      <style:text-properties style:font-name="Monospace" officeooo:paragraph-rsid="0023d04e"/>
    </style:style>
    <style:style style:name="P20" style:family="paragraph" style:parent-style-name="Standard">
      <style:text-properties style:font-name="Calibri" fo:font-size="11pt" fo:font-weight="bold" officeooo:rsid="0023d04e" officeooo:paragraph-rsid="0023d04e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monospace" fo:font-size="11pt" fo:font-weight="bold" officeooo:rsid="0023d04e" officeooo:paragraph-rsid="0023d04e" style:font-size-asian="11pt" style:font-weight-asian="bold" style:font-size-complex="11pt" style:font-weight-complex="bold"/>
    </style:style>
    <style:style style:name="P22" style:family="paragraph" style:parent-style-name="Heading_20_2">
      <style:text-properties style:font-name="Calibri" fo:font-size="11pt" fo:font-weight="bold" officeooo:paragraph-rsid="004f4c30" style:font-size-asian="11pt" style:font-weight-asian="bold" style:font-size-complex="11pt" style:font-weight-complex="bold"/>
    </style:style>
    <style:style style:name="P23" style:family="paragraph" style:parent-style-name="Text_20_body" style:list-style-name="L3">
      <style:text-properties style:font-name="Calibri" fo:font-size="11pt" fo:font-weight="normal" officeooo:paragraph-rsid="004f4c30" style:font-size-asian="11pt" style:font-weight-asian="normal" style:font-size-complex="11pt" style:font-weight-complex="normal"/>
    </style:style>
    <style:style style:name="P24" style:family="paragraph" style:parent-style-name="Text_20_body" style:list-style-name="L4">
      <style:paragraph-properties fo:margin-left="0cm" fo:margin-right="0cm" fo:text-indent="0cm" style:auto-text-indent="false"/>
      <style:text-properties style:font-name="Calibri" officeooo:paragraph-rsid="004f4c30"/>
    </style:style>
    <style:style style:name="P25" style:family="paragraph" style:parent-style-name="Text_20_body" style:list-style-name="L5">
      <style:paragraph-properties fo:margin-left="0cm" fo:margin-right="0cm" fo:text-indent="0cm" style:auto-text-indent="false"/>
      <style:text-properties style:font-name="Calibri" officeooo:paragraph-rsid="004f4c30"/>
    </style:style>
    <style:style style:name="P26" style:family="paragraph" style:parent-style-name="Text_20_body" style:list-style-name="L6">
      <style:paragraph-properties fo:margin-left="0cm" fo:margin-right="0cm" fo:text-indent="0cm" style:auto-text-indent="false"/>
      <style:text-properties style:font-name="Calibri" officeooo:paragraph-rsid="004f4c30"/>
    </style:style>
    <style:style style:name="P27" style:family="paragraph" style:parent-style-name="Text_20_body" style:list-style-name="L7">
      <style:paragraph-properties fo:margin-left="0cm" fo:margin-right="0cm" fo:text-indent="0cm" style:auto-text-indent="false"/>
      <style:text-properties style:font-name="Calibri" officeooo:paragraph-rsid="004f4c30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Calibri" officeooo:paragraph-rsid="004f4c30"/>
    </style:style>
    <style:style style:name="P29" style:family="paragraph" style:parent-style-name="Heading_20_3">
      <style:text-properties style:font-name="Calibri" fo:font-size="11pt" fo:font-weight="bold" officeooo:rsid="0023d04e" officeooo:paragraph-rsid="004e42ef" style:font-name-asian="Calibri1" style:font-size-asian="11pt" style:font-weight-asian="bold" style:font-name-complex="Times New Roman" style:font-size-complex="11pt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1" fo:font-size="11pt" fo:font-weight="normal" officeooo:rsid="0023d04e" style:font-size-asian="11pt" style:font-weight-asian="normal" style:font-size-complex="11pt" style:font-weight-complex="normal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style:font-name="Calibri" fo:font-weight="bold" officeooo:rsid="0023d04e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.353cm" style:contextual-spacing="false" fo:text-indent="0cm" style:auto-text-indent="false"/>
    </style:style>
    <style:style style:name="P33" style:family="paragraph" style:parent-style-name="Standard">
      <style:paragraph-properties fo:break-before="page"/>
      <style:text-properties style:font-name="Calibri" fo:font-size="14pt" fo:font-weight="bold" officeooo:rsid="0052f53d" officeooo:paragraph-rsid="0052f53d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Calibri" fo:font-size="11pt" fo:font-weight="bold" officeooo:rsid="002d176c" officeooo:paragraph-rsid="002d176c" style:font-size-asian="11pt" style:font-weight-asian="bold" style:font-size-complex="11pt" style:font-weight-complex="bold"/>
    </style:style>
    <style:style style:name="P35" style:family="paragraph" style:parent-style-name="Standard">
      <style:text-properties officeooo:paragraph-rsid="002d176c"/>
    </style:style>
    <style:style style:name="P36" style:family="paragraph" style:parent-style-name="Standard">
      <style:text-properties style:font-name="Calibri" fo:font-size="11pt" fo:font-weight="bold" officeooo:rsid="002d176c" officeooo:paragraph-rsid="002f32a5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monospace" fo:font-size="11pt" fo:font-weight="bold" officeooo:rsid="0030402c" officeooo:paragraph-rsid="0030402c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Calibri" fo:font-size="11pt" fo:font-weight="bold" officeooo:rsid="003808bd" officeooo:paragraph-rsid="003808bd" style:font-size-asian="11pt" style:font-weight-asian="bold" style:font-size-complex="11pt" style:font-weight-complex="bold"/>
    </style:style>
    <style:style style:name="P39" style:family="paragraph" style:parent-style-name="Standard">
      <style:text-properties officeooo:paragraph-rsid="0039e54f"/>
    </style:style>
    <style:style style:name="P40" style:family="paragraph" style:parent-style-name="Standard">
      <style:text-properties style:font-name="monospace" fo:font-size="11pt" fo:font-weight="bold" officeooo:rsid="00321a36" officeooo:paragraph-rsid="00321a36" style:font-size-asian="11pt" style:font-weight-asian="bold" style:font-size-complex="11pt" style:font-weight-complex="bold"/>
    </style:style>
    <style:style style:name="P41" style:family="paragraph" style:parent-style-name="Standard">
      <style:text-properties officeooo:paragraph-rsid="0032459a"/>
    </style:style>
    <style:style style:name="P42" style:family="paragraph" style:parent-style-name="Text_20_body" style:list-style-name="L9">
      <style:paragraph-properties fo:margin-top="0cm" fo:margin-bottom="0cm" style:contextual-spacing="false"/>
    </style:style>
    <style:style style:name="P43" style:family="paragraph" style:parent-style-name="Text_20_body" style:list-style-name="L9"/>
    <style:style style:name="P44" style:family="paragraph" style:parent-style-name="Text_20_body" style:list-style-name="L9">
      <style:paragraph-properties fo:margin-top="0cm" fo:margin-bottom="0.353cm" style:contextual-spacing="false"/>
    </style:style>
    <style:style style:name="P45" style:family="paragraph" style:parent-style-name="Standard">
      <style:paragraph-properties fo:break-before="page"/>
      <style:text-properties style:font-name="Calibri" fo:font-size="14pt" fo:font-weight="bold" officeooo:rsid="005b17a4" officeooo:paragraph-rsid="005b17a4" style:font-size-asian="14pt" style:font-weight-asian="bold" style:font-size-complex="14pt" style:font-weight-complex="bold"/>
    </style:style>
    <style:style style:name="P46" style:family="paragraph" style:parent-style-name="Standard">
      <style:text-properties fo:font-weight="bold" officeooo:paragraph-rsid="003faeec" style:font-weight-asian="bold" style:font-weight-complex="bold"/>
    </style:style>
    <style:style style:name="P47" style:family="paragraph" style:parent-style-name="Standard">
      <style:text-properties style:font-name="monospace" fo:font-size="11pt" fo:font-weight="normal" officeooo:rsid="003cf781" officeooo:paragraph-rsid="003faeec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Monospace" fo:font-size="6pt" officeooo:paragraph-rsid="00446fde" style:font-size-asian="6pt" style:font-size-complex="6pt"/>
    </style:style>
    <style:style style:name="P49" style:family="paragraph" style:parent-style-name="Standard">
      <style:text-properties style:use-window-font-color="true" loext:opacity="0%" style:font-name="Monospace" fo:font-size="6pt" style:font-size-asian="6pt" style:font-size-complex="6pt"/>
    </style:style>
    <style:style style:name="P50" style:family="paragraph" style:parent-style-name="Heading_20_3">
      <style:text-properties officeooo:paragraph-rsid="0049833d"/>
    </style:style>
    <style:style style:name="P51" style:family="paragraph" style:parent-style-name="Text_20_body" style:list-style-name="L10">
      <style:paragraph-properties fo:margin-top="0cm" fo:margin-bottom="0.353cm" style:contextual-spacing="false"/>
      <style:text-properties fo:font-weight="normal" style:font-weight-asian="normal" style:font-weight-complex="normal"/>
    </style:style>
    <style:style style:name="P52" style:family="paragraph" style:parent-style-name="Text_20_body" style:list-style-name="L10">
      <style:paragraph-properties fo:margin-top="0cm" fo:margin-bottom="0.353cm" style:contextual-spacing="false"/>
    </style:style>
    <style:style style:name="P53" style:family="paragraph" style:parent-style-name="Standard">
      <style:paragraph-properties fo:break-before="page"/>
      <style:text-properties style:font-name="Calibri" fo:font-size="14pt" fo:font-weight="bold" officeooo:rsid="0061622c" officeooo:paragraph-rsid="0061622c" style:font-size-asian="14pt" style:font-weight-asian="bold" style:font-size-complex="14pt" style:font-weight-complex="bold"/>
    </style:style>
    <style:style style:name="P54" style:family="paragraph" style:parent-style-name="Standard">
      <style:text-properties style:font-name="Calibri" fo:font-size="11pt" fo:font-weight="bold" officeooo:rsid="004119e2" officeooo:paragraph-rsid="0043d0de" style:font-size-asian="11pt" style:font-weight-asian="bold" style:font-size-complex="11pt" style:font-weight-complex="bold"/>
    </style:style>
    <style:style style:name="P55" style:family="paragraph" style:parent-style-name="Standard">
      <style:text-properties style:font-name="Monospace" fo:font-size="8pt" fo:font-weight="normal" officeooo:paragraph-rsid="0048852a" style:font-size-asian="8pt" style:font-weight-asian="normal" style:font-size-complex="8pt" style:font-weight-complex="normal"/>
    </style:style>
    <style:style style:name="P56" style:family="paragraph" style:parent-style-name="Standard">
      <style:text-properties style:use-window-font-color="true" loext:opacity="0%" style:font-name="Monospace" fo:font-size="8pt" fo:font-weight="normal" style:font-size-asian="8pt" style:font-weight-asian="normal" style:font-size-complex="8pt" style:font-weight-complex="normal"/>
    </style:style>
    <style:style style:name="P57" style:family="paragraph" style:parent-style-name="Standard">
      <style:text-properties officeooo:paragraph-rsid="0061e81d"/>
    </style:style>
    <style:style style:name="P58" style:family="paragraph" style:parent-style-name="Text_20_body" style:list-style-name="L11">
      <style:paragraph-properties fo:text-align="left" style:justify-single-word="false"/>
      <style:text-properties style:font-name="Calibri1" fo:font-size="11pt" fo:font-weight="normal" officeooo:rsid="0061e81d" officeooo:paragraph-rsid="0061e81d" style:font-size-asian="11pt" style:font-weight-asian="normal" style:font-size-complex="11pt" style:font-weight-complex="normal"/>
    </style:style>
    <style:style style:name="P59" style:family="paragraph" style:parent-style-name="Text_20_body" style:list-style-name="L11">
      <style:paragraph-properties fo:margin-top="0cm" fo:margin-bottom="0.353cm" style:contextual-spacing="false" fo:text-align="left" style:justify-single-word="false"/>
      <style:text-properties style:font-name="Calibri1" fo:font-weight="bold" officeooo:rsid="0061e81d" style:font-weight-asian="bold" style:font-weight-complex="bold"/>
    </style:style>
    <style:style style:name="P60" style:family="paragraph" style:parent-style-name="Text_20_body" style:list-style-name="L11">
      <style:paragraph-properties fo:margin-top="0cm" fo:margin-bottom="0.353cm" style:contextual-spacing="false" fo:text-align="left" style:justify-single-word="false"/>
      <style:text-properties style:font-name="Calibri1" fo:font-weight="normal" officeooo:rsid="0061e81d" style:font-weight-asian="normal" style:font-weight-complex="normal"/>
    </style:style>
    <style:style style:name="P61" style:family="paragraph" style:parent-style-name="Standard">
      <style:paragraph-properties fo:text-align="left" style:justify-single-word="false"/>
      <style:text-properties style:font-name="Calibri1" fo:font-style="normal" fo:font-weight="normal" officeooo:rsid="0064dd2c" officeooo:paragraph-rsid="0067db79" style:font-style-asian="normal" style:font-weight-asian="normal" style:font-style-complex="normal" style:font-weight-complex="normal"/>
    </style:style>
    <style:style style:name="T1" style:family="text">
      <style:text-properties officeooo:rsid="0010f07c"/>
    </style:style>
    <style:style style:name="T2" style:family="text">
      <style:text-properties officeooo:rsid="005b17a4"/>
    </style:style>
    <style:style style:name="T3" style:family="text">
      <style:text-properties officeooo:rsid="005b4d2c"/>
    </style:style>
    <style:style style:name="T4" style:family="text">
      <style:text-properties officeooo:rsid="00197a96"/>
    </style:style>
    <style:style style:name="T5" style:family="text">
      <style:text-properties officeooo:rsid="0018661a"/>
    </style:style>
    <style:style style:name="T6" style:family="text">
      <style:text-properties fo:color="#54ff54" loext:opacity="100%" style:font-name="monospace" fo:font-size="8pt" fo:font-weight="bold" officeooo:rsid="0018661a" fo:background-color="#ffffff" loext:char-shading-value="0" style:font-size-asian="8pt" style:font-size-complex="8pt"/>
    </style:style>
    <style:style style:name="T7" style:family="text">
      <style:text-properties fo:color="#000000" loext:opacity="100%" style:font-name="monospace" fo:font-size="8pt" officeooo:rsid="0018661a" fo:background-color="#ffffff" loext:char-shading-value="0" style:font-size-asian="8pt" style:font-size-complex="8pt"/>
    </style:style>
    <style:style style:name="T8" style:family="text">
      <style:text-properties fo:color="#5454ff" loext:opacity="100%" style:font-name="monospace" fo:font-size="8pt" fo:font-weight="bold" officeooo:rsid="0018661a" fo:background-color="#ffffff" loext:char-shading-value="0" style:font-size-asian="8pt" style:font-size-complex="8pt"/>
    </style:style>
    <style:style style:name="T9" style:family="text">
      <style:text-properties style:font-name="monospace" fo:font-size="8pt" officeooo:rsid="0018661a" style:font-size-asian="8pt" style:font-size-complex="8pt"/>
    </style:style>
    <style:style style:name="T10" style:family="text">
      <style:text-properties style:font-name="Calibri" fo:font-size="11pt" officeooo:rsid="00197a96" style:font-size-asian="11pt" style:font-size-complex="11pt"/>
    </style:style>
    <style:style style:name="T11" style:family="text">
      <style:text-properties style:font-name="Calibri" fo:font-size="11pt" style:font-size-asian="11pt" style:font-size-complex="11pt"/>
    </style:style>
    <style:style style:name="T12" style:family="text">
      <style:text-properties fo:color="#54ff54" loext:opacity="100%" style:font-name="Monospace" fo:font-size="8pt" fo:font-weight="bold" fo:background-color="#ffffff" loext:char-shading-value="0" style:font-size-asian="8pt" style:font-size-complex="8pt"/>
    </style:style>
    <style:style style:name="T13" style:family="text">
      <style:text-properties fo:color="#000000" loext:opacity="100%" style:font-name="Monospace" fo:font-size="8pt" fo:background-color="#ffffff" loext:char-shading-value="0" style:font-size-asian="8pt" style:font-size-complex="8pt"/>
    </style:style>
    <style:style style:name="T14" style:family="text">
      <style:text-properties fo:color="#5454ff" loext:opacity="100%" style:font-name="Monospace" fo:font-size="8pt" fo:font-weight="bold" fo:background-color="#ffffff" loext:char-shading-value="0" style:font-size-asian="8pt" style:font-size-complex="8pt"/>
    </style:style>
    <style:style style:name="T15" style:family="text">
      <style:text-properties style:font-name="Monospace" fo:font-size="8pt" style:font-size-asian="8pt" style:font-size-complex="8pt"/>
    </style:style>
    <style:style style:name="T16" style:family="text">
      <style:text-properties style:font-name="Calibri" fo:font-size="8pt" style:font-size-asian="8pt" style:font-size-complex="8pt"/>
    </style:style>
    <style:style style:name="T17" style:family="text">
      <style:text-properties style:font-name="Calibri1" fo:font-size="11pt" fo:font-weight="bold" officeooo:rsid="00197a96" style:font-size-asian="11pt" style:font-weight-asian="bold" style:font-size-complex="11pt" style:font-weight-complex="bold"/>
    </style:style>
    <style:style style:name="T18" style:family="text">
      <style:text-properties style:font-name="Calibri1" fo:font-size="11pt" fo:font-weight="bold" officeooo:rsid="005d0e3e" style:font-size-asian="11pt" style:font-weight-asian="bold" style:font-size-complex="11pt" style:font-weight-complex="bold"/>
    </style:style>
    <style:style style:name="T19" style:family="text">
      <style:text-properties officeooo:rsid="0049c584"/>
    </style:style>
    <style:style style:name="T20" style:family="text">
      <style:text-properties style:font-name="Calibri1" fo:font-size="11pt" fo:font-weight="bold" officeooo:rsid="001acd25" style:font-name-asian="Calibri1" style:font-size-asian="11pt" style:font-weight-asian="bold" style:font-name-complex="Times New Roman" style:font-size-complex="11pt" style:font-weight-complex="bold"/>
    </style:style>
    <style:style style:name="T21" style:family="text">
      <style:text-properties style:font-name="Calibri1" fo:font-size="11pt" fo:font-weight="bold" officeooo:rsid="005d0e3e" style:font-name-asian="Calibri1" style:font-size-asian="11pt" style:font-weight-asian="bold" style:font-name-complex="Times New Roman" style:font-size-complex="11pt" style:font-weight-complex="bold"/>
    </style:style>
    <style:style style:name="T22" style:family="text">
      <style:text-properties style:font-name="Calibri1" fo:font-size="11pt" fo:font-weight="bold" officeooo:rsid="001acd25" style:font-size-asian="11pt" style:font-weight-asian="bold" style:font-size-complex="11pt" style:font-weight-complex="bold"/>
    </style:style>
    <style:style style:name="T23" style:family="text">
      <style:text-properties style:font-name="Calibri1" fo:font-size="11pt" fo:font-weight="normal" officeooo:rsid="0049c584" style:font-size-asian="11pt" style:font-weight-asian="normal" style:font-size-complex="11pt" style:font-weight-complex="normal"/>
    </style:style>
    <style:style style:name="T24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25" style:family="text">
      <style:text-properties style:font-name="Calibri1" fo:font-size="11pt" fo:font-weight="bold" officeooo:rsid="0049c584" style:font-size-asian="11pt" style:font-weight-asian="bold" style:font-size-complex="11pt" style:font-weight-complex="bold"/>
    </style:style>
    <style:style style:name="T26" style:family="text">
      <style:text-properties style:font-name="Calibri1" fo:font-size="11pt" fo:font-weight="bold" officeooo:rsid="001acd25" style:font-size-asian="11pt" style:font-size-complex="11pt"/>
    </style:style>
    <style:style style:name="T27" style:family="text">
      <style:text-properties style:font-name="Calibri1" fo:font-size="11pt" officeooo:rsid="001acd25" style:font-size-asian="11pt" style:font-size-complex="11pt"/>
    </style:style>
    <style:style style:name="T28" style:family="text">
      <style:text-properties style:font-name="Calibri" fo:font-size="11pt" fo:font-weight="bold" officeooo:rsid="0021dfaa" style:font-size-asian="11pt" style:font-weight-asian="bold" style:font-size-complex="11pt" style:font-weight-complex="bold"/>
    </style:style>
    <style:style style:name="T29" style:family="text">
      <style:text-properties style:font-name="Calibri" fo:font-size="11pt" fo:font-weight="bold" officeooo:rsid="0023d04e" style:font-size-asian="11pt" style:font-weight-asian="bold" style:font-size-complex="11pt" style:font-weight-complex="bold"/>
    </style:style>
    <style:style style:name="T30" style:family="text">
      <style:text-properties style:font-name="Calibri" fo:font-size="11pt" fo:font-weight="bold" officeooo:rsid="001e96b8" style:font-size-asian="11pt" style:font-weight-asian="bold" style:font-size-complex="11pt" style:font-weight-complex="bold"/>
    </style:style>
    <style:style style:name="T31" style:family="text">
      <style:text-properties fo:color="#54ff54" loext:opacity="100%" fo:font-size="8pt" fo:font-weight="bold" fo:background-color="#ffffff" loext:char-shading-value="0" style:font-size-asian="8pt" style:font-size-complex="8pt"/>
    </style:style>
    <style:style style:name="T32" style:family="text">
      <style:text-properties fo:color="#000000" loext:opacity="100%" fo:font-size="8pt" fo:background-color="#ffffff" loext:char-shading-value="0" style:font-size-asian="8pt" style:font-size-complex="8pt"/>
    </style:style>
    <style:style style:name="T33" style:family="text">
      <style:text-properties fo:color="#5454ff" loext:opacity="100%" fo:font-size="8pt" fo:font-weight="bold" fo:background-color="#ffffff" loext:char-shading-value="0" style:font-size-asian="8pt" style:font-size-complex="8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color="#54ff54" loext:opacity="100%" fo:font-family="monospace" style:font-pitch="fixed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fo:font-family="monospace" style:font-pitch="fixed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37" style:family="text">
      <style:text-properties fo:color="#5454ff" loext:opacity="100%" fo:font-family="monospace" style:font-pitch="fixed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38" style:family="text">
      <style:text-properties fo:font-family="monospace" style:font-pitch="fixed" fo:font-size="8pt" fo:font-weight="normal" style:font-size-asian="8pt" style:font-weight-asian="normal" style:font-size-complex="8pt" style:font-weight-complex="normal"/>
    </style:style>
    <style:style style:name="T39" style:family="text">
      <style:text-properties fo:font-weight="bold" officeooo:rsid="004c9173"/>
    </style:style>
    <style:style style:name="T40" style:family="text">
      <style:text-properties fo:font-weight="bold"/>
    </style:style>
    <style:style style:name="T41" style:family="text">
      <style:text-properties style:font-name="Calibri1"/>
    </style:style>
    <style:style style:name="T42" style:family="text">
      <style:text-properties officeooo:rsid="004e42ef"/>
    </style:style>
    <style:style style:name="T43" style:family="text">
      <style:text-properties officeooo:rsid="005d0e3e"/>
    </style:style>
    <style:style style:name="T44" style:family="text">
      <style:text-properties style:font-name="Calibri1" fo:font-size="11pt" officeooo:rsid="004f4c30" style:font-size-asian="11pt" style:font-size-complex="11pt"/>
    </style:style>
    <style:style style:name="T45" style:family="text">
      <style:text-properties style:font-name="Calibri1" fo:font-size="11pt" style:font-size-asian="11pt" style:font-size-complex="11pt"/>
    </style:style>
    <style:style style:name="T46" style:family="text">
      <style:text-properties style:font-name="Calibri1" fo:font-size="11pt" fo:font-weight="normal" officeooo:rsid="004f4c30" style:font-size-asian="11pt" style:font-weight-asian="normal" style:font-size-complex="11pt" style:font-weight-complex="normal"/>
    </style:style>
    <style:style style:name="T47" style:family="text">
      <style:text-properties style:font-name="Calibri1" fo:font-size="11pt" fo:font-style="italic" fo:font-weight="normal" style:font-size-asian="11pt" style:font-weight-asian="normal" style:font-size-complex="11pt" style:font-weight-complex="normal"/>
    </style:style>
    <style:style style:name="T48" style:family="text">
      <style:text-properties style:font-name="Calibri" fo:font-weight="bold" officeooo:rsid="004e42ef" style:font-weight-asian="bold" style:font-weight-complex="bold"/>
    </style:style>
    <style:style style:name="T49" style:family="text">
      <style:text-properties style:font-name="Calibri" fo:font-weight="bold" officeooo:rsid="0023d04e" style:font-weight-asian="bold" style:font-weight-complex="bold"/>
    </style:style>
    <style:style style:name="T50" style:family="text">
      <style:text-properties style:font-name="Calibri" fo:font-weight="normal" officeooo:rsid="0023d04e" style:font-weight-asian="normal" style:font-weight-complex="normal"/>
    </style:style>
    <style:style style:name="T51" style:family="text">
      <style:text-properties officeooo:rsid="00574247"/>
    </style:style>
    <style:style style:name="T52" style:family="text">
      <style:text-properties officeooo:rsid="002d98db"/>
    </style:style>
    <style:style style:name="T53" style:family="text">
      <style:text-properties fo:color="#000000" loext:opacity="100%" fo:font-family="monospace" style:font-pitch="fixed" fo:font-size="6pt" fo:font-weight="normal" officeooo:rsid="002d176c" fo:background-color="#ffffff" loext:char-shading-value="0" style:font-size-asian="6pt" style:font-weight-asian="normal" style:font-size-complex="6pt" style:font-weight-complex="normal"/>
    </style:style>
    <style:style style:name="T54" style:family="text">
      <style:text-properties fo:font-family="monospace" style:font-pitch="fixed" fo:font-size="6pt" fo:font-weight="normal" officeooo:rsid="002d176c" style:font-size-asian="6pt" style:font-weight-asian="normal" style:font-size-complex="6pt" style:font-weight-complex="normal"/>
    </style:style>
    <style:style style:name="T55" style:family="text">
      <style:text-properties officeooo:rsid="002f32a5"/>
    </style:style>
    <style:style style:name="T56" style:family="text">
      <style:text-properties officeooo:rsid="0030402c"/>
    </style:style>
    <style:style style:name="T57" style:family="text">
      <style:text-properties officeooo:rsid="0034ac25"/>
    </style:style>
    <style:style style:name="T58" style:family="text">
      <style:text-properties fo:color="#54ff54" loext:opacity="100%" fo:font-family="monospace" style:font-pitch="fixed" fo:font-size="6pt" fo:font-weight="normal" fo:background-color="#ffffff" loext:char-shading-value="0" style:font-size-asian="6pt" style:font-weight-asian="normal" style:font-size-complex="6pt" style:font-weight-complex="normal"/>
    </style:style>
    <style:style style:name="T59" style:family="text">
      <style:text-properties fo:color="#000000" loext:opacity="100%" fo:font-family="monospace" style:font-pitch="fixed" fo:font-size="6pt" fo:font-weight="normal" fo:background-color="#ffffff" loext:char-shading-value="0" style:font-size-asian="6pt" style:font-weight-asian="normal" style:font-size-complex="6pt" style:font-weight-complex="normal"/>
    </style:style>
    <style:style style:name="T60" style:family="text">
      <style:text-properties fo:color="#5454ff" loext:opacity="100%" fo:font-family="monospace" style:font-pitch="fixed" fo:font-size="6pt" fo:font-weight="normal" fo:background-color="#ffffff" loext:char-shading-value="0" style:font-size-asian="6pt" style:font-weight-asian="normal" style:font-size-complex="6pt" style:font-weight-complex="normal"/>
    </style:style>
    <style:style style:name="T61" style:family="text">
      <style:text-properties fo:font-family="monospace" style:font-pitch="fixed" fo:font-size="6pt" fo:font-weight="normal" style:font-size-asian="6pt" style:font-weight-asian="normal" style:font-size-complex="6pt" style:font-weight-complex="normal"/>
    </style:style>
    <style:style style:name="T62" style:family="text">
      <style:text-properties style:font-name="Calibri"/>
    </style:style>
    <style:style style:name="T63" style:family="text">
      <style:text-properties fo:color="#54ff54" loext:opacity="100%" fo:font-family="monospace" style:font-pitch="fixed" fo:font-size="8pt" fo:font-weight="normal" officeooo:rsid="003808bd" fo:background-color="#ffffff" loext:char-shading-value="0" style:font-size-asian="8pt" style:font-weight-asian="normal" style:font-size-complex="8pt" style:font-weight-complex="normal"/>
    </style:style>
    <style:style style:name="T64" style:family="text">
      <style:text-properties fo:color="#000000" loext:opacity="100%" fo:font-family="monospace" style:font-pitch="fixed" fo:font-size="8pt" fo:font-weight="normal" officeooo:rsid="003808bd" fo:background-color="#ffffff" loext:char-shading-value="0" style:font-size-asian="8pt" style:font-weight-asian="normal" style:font-size-complex="8pt" style:font-weight-complex="normal"/>
    </style:style>
    <style:style style:name="T65" style:family="text">
      <style:text-properties fo:color="#5454ff" loext:opacity="100%" fo:font-family="monospace" style:font-pitch="fixed" fo:font-size="8pt" fo:font-weight="normal" officeooo:rsid="003808bd" fo:background-color="#ffffff" loext:char-shading-value="0" style:font-size-asian="8pt" style:font-weight-asian="normal" style:font-size-complex="8pt" style:font-weight-complex="normal"/>
    </style:style>
    <style:style style:name="T66" style:family="text">
      <style:text-properties fo:font-family="monospace" style:font-pitch="fixed" fo:font-size="8pt" fo:font-weight="normal" officeooo:rsid="003808bd" style:font-size-asian="8pt" style:font-weight-asian="normal" style:font-size-complex="8pt" style:font-weight-complex="normal"/>
    </style:style>
    <style:style style:name="T67" style:family="text">
      <style:text-properties style:font-name="Calibri" officeooo:rsid="003bf2f2"/>
    </style:style>
    <style:style style:name="T68" style:family="text">
      <style:text-properties fo:color="#54ff54" loext:opacity="100%" fo:font-family="monospace" style:font-pitch="fixed" fo:font-size="6pt" fo:font-weight="normal" officeooo:rsid="00321a36" fo:background-color="#ffffff" loext:char-shading-value="0" style:font-size-asian="6pt" style:font-weight-asian="normal" style:font-size-complex="6pt" style:font-weight-complex="normal"/>
    </style:style>
    <style:style style:name="T69" style:family="text">
      <style:text-properties fo:color="#000000" loext:opacity="100%" fo:font-family="monospace" style:font-pitch="fixed" fo:font-size="6pt" fo:font-weight="normal" officeooo:rsid="00321a36" fo:background-color="#ffffff" loext:char-shading-value="0" style:font-size-asian="6pt" style:font-weight-asian="normal" style:font-size-complex="6pt" style:font-weight-complex="normal"/>
    </style:style>
    <style:style style:name="T70" style:family="text">
      <style:text-properties fo:color="#5454ff" loext:opacity="100%" fo:font-family="monospace" style:font-pitch="fixed" fo:font-size="6pt" fo:font-weight="normal" officeooo:rsid="00321a36" fo:background-color="#ffffff" loext:char-shading-value="0" style:font-size-asian="6pt" style:font-weight-asian="normal" style:font-size-complex="6pt" style:font-weight-complex="normal"/>
    </style:style>
    <style:style style:name="T71" style:family="text">
      <style:text-properties fo:font-family="monospace" style:font-pitch="fixed" fo:font-size="6pt" fo:font-weight="normal" officeooo:rsid="00321a36" style:font-size-asian="6pt" style:font-weight-asian="normal" style:font-size-complex="6pt" style:font-weight-complex="normal"/>
    </style:style>
    <style:style style:name="T72" style:family="text">
      <style:text-properties style:font-name="Monospace" fo:font-size="6pt" fo:font-weight="bold" officeooo:rsid="00321a36" style:font-size-asian="6pt" style:font-weight-asian="bold" style:font-size-complex="6pt" style:font-weight-complex="bold"/>
    </style:style>
    <style:style style:name="T73" style:family="text">
      <style:text-properties style:font-name="Calibri1" fo:font-size="11pt" fo:font-weight="bold" officeooo:rsid="003cf781" style:font-name-asian="Calibri1" style:font-size-asian="11pt" style:font-weight-asian="bold" style:font-name-complex="Times New Roman" style:font-size-complex="11pt" style:font-weight-complex="bold"/>
    </style:style>
    <style:style style:name="T74" style:family="text">
      <style:text-properties style:font-name="Calibri1" fo:font-size="11pt" fo:font-weight="bold" officeooo:rsid="003cf781" style:font-size-asian="11pt" style:font-weight-asian="bold" style:font-size-complex="11pt" style:font-weight-complex="bold"/>
    </style:style>
    <style:style style:name="T75" style:family="text">
      <style:text-properties style:font-name="Calibri1" fo:font-size="11pt" fo:font-weight="bold" officeooo:rsid="005443f7" style:font-size-asian="11pt" style:font-weight-asian="bold" style:font-size-complex="11pt" style:font-weight-complex="bold"/>
    </style:style>
    <style:style style:name="T76" style:family="text">
      <style:text-properties style:font-name="Calibri1" fo:font-size="11pt" fo:font-weight="normal" officeooo:rsid="003cf781" style:font-size-asian="11pt" style:font-weight-asian="normal" style:font-size-complex="11pt" style:font-weight-complex="normal"/>
    </style:style>
    <style:style style:name="T77" style:family="text">
      <style:text-properties style:font-name="Calibri" fo:font-size="11pt" officeooo:rsid="003cf781" style:font-size-asian="11pt" style:font-size-complex="11pt"/>
    </style:style>
    <style:style style:name="T78" style:family="text">
      <style:text-properties style:font-name="Calibri" fo:font-size="11pt" officeooo:rsid="003faeec" style:font-size-asian="11pt" style:font-size-complex="11pt"/>
    </style:style>
    <style:style style:name="T79" style:family="text">
      <style:text-properties fo:color="#54ff54" loext:opacity="100%" fo:font-size="6pt" fo:background-color="#ffffff" loext:char-shading-value="0" style:font-size-asian="6pt" style:font-size-complex="6pt"/>
    </style:style>
    <style:style style:name="T80" style:family="text">
      <style:text-properties fo:color="#000000" loext:opacity="100%" fo:font-size="6pt" fo:background-color="#ffffff" loext:char-shading-value="0" style:font-size-asian="6pt" style:font-size-complex="6pt"/>
    </style:style>
    <style:style style:name="T81" style:family="text">
      <style:text-properties fo:color="#5454ff" loext:opacity="100%" fo:font-size="6pt" fo:background-color="#ffffff" loext:char-shading-value="0" style:font-size-asian="6pt" style:font-size-complex="6pt"/>
    </style:style>
    <style:style style:name="T82" style:family="text">
      <style:text-properties fo:font-size="6pt" style:font-size-asian="6pt" style:font-size-complex="6pt"/>
    </style:style>
    <style:style style:name="T83" style:family="text">
      <style:text-properties fo:color="#54ff54" loext:opacity="100%" fo:font-size="6pt" fo:font-weight="bold" fo:background-color="#ffffff" loext:char-shading-value="0" style:font-size-asian="6pt" style:font-size-complex="6pt"/>
    </style:style>
    <style:style style:name="T84" style:family="text">
      <style:text-properties fo:color="#5454ff" loext:opacity="100%" fo:font-size="6pt" fo:font-weight="bold" fo:background-color="#ffffff" loext:char-shading-value="0" style:font-size-asian="6pt" style:font-size-complex="6pt"/>
    </style:style>
    <style:style style:name="T85" style:family="text">
      <style:text-properties style:font-name="Calibri1" fo:font-weight="bold" officeooo:rsid="00446fde" style:font-weight-asian="bold" style:font-weight-complex="bold"/>
    </style:style>
    <style:style style:name="T86" style:family="text">
      <style:text-properties fo:color="#54ff54" loext:opacity="100%" style:font-name="monospace" fo:font-weight="bold" officeooo:rsid="003cf781" fo:background-color="#ffffff" loext:char-shading-value="0" style:font-weight-asian="normal" style:font-weight-complex="normal"/>
    </style:style>
    <style:style style:name="T87" style:family="text">
      <style:text-properties style:use-window-font-color="true" loext:opacity="0%" style:font-name="monospace" fo:font-weight="bold" officeooo:rsid="003cf781" fo:background-color="#ffffff" loext:char-shading-value="0" style:font-weight-asian="normal" style:font-weight-complex="normal"/>
    </style:style>
    <style:style style:name="T88" style:family="text">
      <style:text-properties style:use-window-font-color="true" loext:opacity="0%"/>
    </style:style>
    <style:style style:name="T89" style:family="text">
      <style:text-properties style:font-name="Calibri1" fo:font-size="11pt" style:font-name-asian="Calibri1" style:font-size-asian="11pt" style:font-name-complex="Times New Roman" style:font-size-complex="11pt"/>
    </style:style>
    <style:style style:name="T90" style:family="text">
      <style:text-properties fo:font-size="11pt" style:font-size-asian="11pt" style:font-size-complex="11pt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color="#54ff54" loext:opacity="100%" fo:font-weight="bold" officeooo:rsid="003cf781" fo:background-color="#ffffff" loext:char-shading-value="0"/>
    </style:style>
    <style:style style:name="T94" style:family="text">
      <style:text-properties style:use-window-font-color="true" loext:opacity="0%" fo:font-weight="bold" officeooo:rsid="003cf781" fo:background-color="#ffffff" loext:char-shading-value="0"/>
    </style:style>
    <style:style style:name="T95" style:family="text">
      <style:text-properties fo:font-weight="bold" officeooo:rsid="0061e81d" style:font-weight-asian="bold" style:font-weight-complex="bold"/>
    </style:style>
    <style:style style:name="T96" style:family="text">
      <style:text-properties style:font-name="Calibri1" fo:font-size="11pt" fo:font-weight="bold" officeooo:rsid="0061e81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Úloha 1 – síťové příkazy</text:h>
      <text:p text:style-name="Standard">Datum zpracování: <text:span text:style-name="T1">19. 2. 2026</text:span></text:p>
      <text:p text:style-name="P2">Zpracovali: <text:span text:style-name="T1">Švancar David </text:span></text:p>
      <text:p text:style-name="Standard"/>
      <text:p text:style-name="Standard"/>
      <text:h text:style-name="P3" text:outline-level="2">Zadání</text:h>
      <text:p text:style-name="P4">Vaším úkolem je vyzkoušet si příkazy, které souvisejí se sítí.</text:p>
      <text:list text:style-name="L1">
        <text:list-item>
          <text:p text:style-name="P5"><text:span text:style-name="T2">Př</text:span>íkaz <text:span text:style-name="Strong_20_Emphasis">ip a</text:span> (<text:span text:style-name="Strong_20_Emphasis">ip</text:span> je příkaz, <text:span text:style-name="Strong_20_Emphasis">a</text:span> přepínač) vypíše nastavení vašich síťových rozhraní</text:p>
          <text:list>
            <text:list-item>
              <text:p text:style-name="P5">zjistěte a do protokolu zkopírujte kompletní nastavení všech sítových adaptérů</text:p>
            </text:list-item>
            <text:list-item>
              <text:p text:style-name="P5">okomentujte jednotlivé položky</text:p>
            </text:list-item>
            <text:list-item>
              <text:p text:style-name="P5">proveďte totéž pomocí příkazu ifconfig, porovnejte výstupy a krátce okomentujte</text:p>
            </text:list-item>
            <text:list-item>
              <text:p text:style-name="P5">nápověda: man ifconfig, ip help</text:p>
            </text:list-item>
          </text:list>
        </text:list-item>
        <text:list-item>
          <text:p text:style-name="P5">Příkaz <text:span text:style-name="Strong_20_Emphasis">ip n</text:span> vypíše MAC adresy okolních počítačů a jejich přiřazení k IP adresám a kanonickým jménům</text:p>
          <text:list>
            <text:list-item>
              <text:p text:style-name="P5">vložte výstup</text:p>
            </text:list-item>
            <text:list-item>
              <text:p text:style-name="P5">pomocí online zdrojů zjistěte z MAC adres výrobce zjištěného síťového hardware</text:p>
            </text:list-item>
            <text:list-item>
              <text:p text:style-name="P5">proveďte totéž pomocí příkazu <text:span text:style-name="Strong_20_Emphasis">arp</text:span>, porovnejte výstupy a krátce okomentujte</text:p>
            </text:list-item>
            <text:list-item>
              <text:p text:style-name="P5">nápověda: ip help</text:p>
            </text:list-item>
          </text:list>
        </text:list-item>
        <text:list-item>
          <text:p text:style-name="P5">Příkaz <text:span text:style-name="Strong_20_Emphasis">ss</text:span> vypíše provoz na síťových rozhraních</text:p>
          <text:list>
            <text:list-item>
              <text:p text:style-name="P5">vypište a okomentujte seznam aktuálních <text:span text:style-name="Strong_20_Emphasis">síťových</text:span> spojení</text:p>
            </text:list-item>
            <text:list-item>
              <text:p text:style-name="P5">vypište a okomentujte seznam otevřených portů</text:p>
            </text:list-item>
            <text:list-item>
              <text:p text:style-name="P5">na závěr cvičení vypište souhrnné statistiky všech <text:span text:style-name="Strong_20_Emphasis">síťových</text:span> protokolů (<text:span text:style-name="Strong_20_Emphasis">tcp</text:span>, <text:span text:style-name="Strong_20_Emphasis">udp</text:span>, ...) a hlavní bloky okomentujte</text:p>
            </text:list-item>
            <text:list-item>
              <text:p text:style-name="P5">totéž proveďte příkazem <text:span text:style-name="Strong_20_Emphasis">netstat</text:span></text:p>
            </text:list-item>
            <text:list-item>
              <text:p text:style-name="P5">nápověda: man ss, man netstat</text:p>
            </text:list-item>
          </text:list>
        </text:list-item>
        <text:list-item>
          <text:p text:style-name="P5">Příkaz <text:span text:style-name="Strong_20_Emphasis">ping</text:span> - zkusí kontaktovat konkrétní server a zjistí čas jeho odpovědi. Tato hodnota vypovídá o vzdálenosti k serveru, jeho vytížení, případně o vytížení datové linky, kterou jste připojení.</text:p>
          <text:list>
            <text:list-item>
              <text:p text:style-name="P5">Zjišťujte odezvu na servery www.tul.cz, www.seznam.cz, www.google.cz, www.facebook.com za následujících podmínek: (a porovnejte výsledky)</text:p>
              <text:list>
                <text:list-item>
                  <text:p text:style-name="P5">při odesílání paketů velkých 1024 bajtů (jedním z parametrů pingu lze nastavit velikost odesílaných paketů (nejběžnější jsou 64 B velké).</text:p>
                </text:list-item>
              </text:list>
            </text:list-item>
            <text:list-item>
              <text:p text:style-name="P5">Zjistěte pokusy, jak maximálně velký datový paket lze odeslat pomocí PING. (Větší už neprojdou sítí a tedy na ně nepřijde odpověď). Zdůvodněte velikost limitů.</text:p>
            </text:list-item>
            <text:list-item>
              <text:p text:style-name="P5">nápověda: ping -h, ping --help nebo man ping</text:p>
            </text:list-item>
          </text:list>
        </text:list-item>
        <text:list-item>
          <text:p text:style-name="P5"><text:span text:style-name="T3">P</text:span>říkaz <text:span text:style-name="Strong_20_Emphasis">tracepath</text:span> - zjistí cestu k danému serveru, tedy směrovače, které jsou po cestě.</text:p>
          <text:list>
            <text:list-item>
              <text:p text:style-name="P5"><text:span text:style-name="T3">P</text:span>roveďte trasovaní k www.zoznam.sk.</text:p>
            </text:list-item>
            <text:list-item>
              <text:p text:style-name="P5"><text:span text:style-name="del"><text:span text:style-name="T3">O</text:span></text:span><text:span text:style-name="del">dhadněte cestu, kudy data prochází. Využijte k tomu web společnosti Ripe NCC, kde můžete zadat libovolnou Evropskou adresu a databáze Vám vrátí záznam, komu IP adresa patří a jakou má adresu.</text:span></text:p>
            </text:list-item>
            <text:list-item>
              <text:p text:style-name="P6">nápověda: tracepath, tracepath --help nebo man tracepath</text:p>
            </text:list-item>
          </text:list>
        </text:list-item>
      </text:list>
      <text:h text:style-name="P3" text:outline-level="2">Postup</text:h>
      <text:p text:style-name="P7">Úkol 1</text:p>
      <text:p text:style-name="P8"><text:span text:style-name="T4">ip a</text:span><text:span text:style-name="T5">:</text:span></text:p>
      <text:p text:style-name="P9"><text:span text:style-name="T6">david.svancar@a0313</text:span><text:span text:style-name="T7">:</text:span><text:span text:style-name="T8">~</text:span><text:span text:style-name="T7">$ ip a </text:span><text:span text:style-name="T9"><text:line-break/>1: lo: &lt;LOOPBACK,UP,LOWER_UP&gt; mtu 65536 qdisc noqueue state UNKNOWN group default qlen 1000 <text:line-break/>   link/loopback 00:00:00:00:00:00 brd 00:00:00:00:00:00 <text:line-break/>   inet 127.0.0.1/8 scope host lo <text:line-break/>      valid_lft forever preferred_lft forever <text:line-break/>   inet6 ::1/128 scope host noprefixroute  <text:line-break/>      valid_lft forever preferred_lft forever <text:line-break/>2: enp1s0: &lt;BROADCAST,MULTICAST,UP,LOWER_UP&gt; mtu 1500 qdisc mq state UP group default qlen 1000 <text:line-break/>   link/ether b4:96:91:26:1a:8d brd ff:ff:ff:ff:ff:ff <text:line-break/>   inet 192.168.1.114/24 brd 192.168.1.255 scope global dynamic noprefixroute enp1s0 <text:line-break/>      valid_lft 42576sec preferred_lft 42576sec <text:line-break/>   inet6 fdc6:f516:9d12::de5/128 scope global dynamic noprefixroute  <text:line-break/>      valid_lft 42578sec preferred_lft 42578sec <text:line-break/>   inet6 fdc6:f516:9d12:0:b5dd:8b97:51c0:5ead/64 scope global temporary dynamic  <text:line-break/>      valid_lft 604178sec preferred_lft 85330sec <text:line-break/>   inet6 fdc6:f516:9d12:0:7be5:a213:7c5:ed8c/64 scope global mngtmpaddr noprefixroute  <text:line-break/>      valid_lft forever preferred_lft 604509sec <text:line-break/>   inet6 fe80::64f:d096:6ce1:97aa/64 scope link noprefixroute  <text:line-break/>      valid_lft forever preferred_lft forever <text:line-break/>3: enp0s31f6: &lt;BROADCAST,MULTICAST,UP,LOWER_UP&gt; mtu 1500 qdisc fq_codel state UP group default qlen 1000 <text:line-break/>   link/ether 54:bf:64:62:cb:5e brd ff:ff:ff:ff:ff:ff <text:line-break/>   inet 147.230.78.84/21 brd 147.230.79.255 scope global dynamic noprefixroute enp0s31f6 <text:line-break/>      valid_lft 42578sec preferred_lft 42578sec <text:line-break/>   inet6 2001:718:1c01:72:a0fe:bab5:94e6:7444/64 scope global temporary dynamic  <text:line-break/>      valid_lft 604180sec preferred_lft 85514sec <text:line-break/>   inet6 2001:718:1c01:72:976:96d2:2307:dcc4/64 scope global dynamic mngtmpaddr noprefixroute  <text:line-break/>      valid_lft 604721sec preferred_lft 86321sec <text:line-break/>   inet6 fe80::6277:ff82:4877:f89d/64 scope link noprefixroute  <text:line-break/>      valid_lft forever preferred_lft forever <text:line-break/>4: wlp2s0: &lt;NO-CARRIER,BROADCAST,MULTICAST,UP&gt; mtu 1500 qdisc noqueue state DOWN group default qlen 1000 <text:line-break/>   link/ether 7c:2a:31:1f:a3:47 brd ff:ff:ff:ff:ff:ff</text:span></text:p>
      <text:p text:style-name="P10"><text:span text:style-name="T10">ifconfig</text:span><text:span text:style-name="T11">:</text:span></text:p>
      <text:p text:style-name="P11"><text:span text:style-name="T12">david.svancar@a0313</text:span><text:span text:style-name="T13">:</text:span><text:span text:style-name="T14">~</text:span><text:span text:style-name="T13">$ ifconfig </text:span><text:span text:style-name="T15"><text:line-break/>enp0s31f6: flags=4163&lt;UP,BROADCAST,RUNNING,MULTICAST&gt;  mtu 1500 <text:line-break/>       inet 147.230.78.84  netmask 255.255.248.0  broadcast 147.230.79.255 <text:line-break/>       inet6 fe80::6277:ff82:4877:f89d  prefixlen 64  scopeid 0x20&lt;link&gt; <text:line-break/>       inet6 2001:718:1c01:72:976:96d2:2307:dcc4  prefixlen 64  scopeid 0x0&lt;global&gt; <text:line-break/>       inet6 2001:718:1c01:72:a0fe:bab5:94e6:7444  prefixlen 64  scopeid 0x0&lt;global&gt; <text:line-break/>       ether 54:bf:64:62:cb:5e  txqueuelen 1000  (Ethernet) <text:line-break/>       RX packets 476547  bytes 186698860 (186.6 MB) <text:line-break/>       RX errors 0  dropped 2380  overruns 0  frame 0 <text:line-break/>       TX packets 171265  bytes 162679413 (162.6 MB) <text:line-break/>       TX errors 0  dropped 0 overruns 0  carrier 0  collisions 0 <text:line-break/>       device interrupt 20  memory 0xee300000-ee320000   <text:line-break/><text:line-break/>enp1s0: flags=4163&lt;UP,BROADCAST,RUNNING,MULTICAST&gt;  mtu 1500 <text:line-break/>       inet 192.168.1.114  netmask 255.255.255.0  broadcast 192.168.1.255 <text:line-break/>       inet6 fdc6:f516:9d12:0:b5dd:8b97:51c0:5ead  prefixlen 64  scopeid 0x0&lt;global&gt; <text:line-break/>       inet6 fdc6:f516:9d12:0:7be5:a213:7c5:ed8c  prefixlen 64  scopeid 0x0&lt;global&gt; <text:line-break/>       inet6 fdc6:f516:9d12::de5  prefixlen 128  scopeid 0x0&lt;global&gt; <text:line-break/>       inet6 fe80::64f:d096:6ce1:97aa  prefixlen 64  scopeid 0x20&lt;link&gt; <text:line-break/>       ether b4:96:91:26:1a:8d  txqueuelen 1000  (Ethernet) <text:line-break/>       RX packets 125  bytes 24262 (24.2 KB) <text:line-break/>       RX errors 0  dropped 0  overruns 0  frame 0 <text:line-break/>       TX packets 187  bytes 35972 (35.9 KB) <text:line-break/></text:span><text:soft-page-break/><text:span text:style-name="T15">       TX errors 0  dropped 0 overruns 0  carrier 0  collisions 0 <text:line-break/>       device memory 0xee100000-ee1fffff   <text:line-break/><text:line-break/>lo: flags=73&lt;UP,LOOPBACK,RUNNING&gt;  mtu 65536 <text:line-break/>       inet 127.0.0.1  netmask 255.0.0.0 <text:line-break/>       inet6 ::1  prefixlen 128  scopeid 0x10&lt;host&gt; <text:line-break/>       loop  txqueuelen 1000  (Místní smyčka) <text:line-break/>       RX packets 1207  bytes 135219 (135.2 KB) <text:line-break/>       RX errors 0  dropped 0  overruns 0  frame 0 <text:line-break/>       TX packets 1207  bytes 135219 (135.2 KB) <text:line-break/>       TX errors 0  dropped 0 overruns 0  carrier 0  collisions 0 <text:line-break/><text:line-break/>wlp2s0: flags=4099&lt;UP,BROADCAST,MULTICAST&gt;  mtu 1500 <text:line-break/>       ether 7c:2a:31:1f:a3:47  txqueuelen 1000  (Ethernet) <text:line-break/>       RX packets 0  bytes 0 (0.0 B) <text:line-break/>       RX errors 0  dropped 0  overruns 0  frame 0 <text:line-break/>       TX packets 0  bytes 0 (0.0 B) <text:line-break/>       TX errors 0  drop</text:span><text:span text:style-name="T16">ped 0 overruns 0  carrier 0  collisions 0</text:span></text:p>
      <text:p text:style-name="P11"><text:span text:style-name="T17">Komentář k Úkolu 1 </text:span><text:span text:style-name="T18">(</text:span><text:span text:style-name="Source_20_Text"><text:span text:style-name="T17">ip a</text:span></text:span><text:span text:style-name="Source_20_Text"><text:span text:style-name="T18">)</text:span></text:span><text:span text:style-name="T17">:</text:span></text:p>
      <text:p text:style-name="P12"><text:span text:style-name="T19">P</text:span>říkaz zobrazil čtyři síťová rozhraní:</text:p>
      <text:list text:style-name="L2">
        <text:list-item>
          <text:p text:style-name="P13"><text:span text:style-name="T19">l</text:span>o: Loopback pro interní komunikaci (127.0.0.1, ::1), stále aktivní.</text:p>
        </text:list-item>
        <text:list-item>
          <text:p text:style-name="P13"><text:span text:style-name="T19">e</text:span>np1s0: Ethernetová karta s dynamickou privátní IPv4 (DHCP) a IPv6.</text:p>
        </text:list-item>
        <text:list-item>
          <text:p text:style-name="P13"><text:span text:style-name="T19">e</text:span>np0s31f6: Druhá ethernetová karta s veřejnou IPv4 a IPv6 adresam<text:span text:style-name="T19">i.</text:span> </text:p>
        </text:list-item>
        <text:list-item>
          <text:p text:style-name="P13">wlp2s0: Odpojená Wi-Fi karta (stav DOWN) bez IP adresy. Z výpisu plyne, že systém dynamicky využívá IPv4 i IPv6 sítě.</text:p>
        </text:list-item>
      </text:list>
      <text:h text:style-name="P14" text:outline-level="3"><text:span text:style-name="T20">Komentář a porovnání k Úkolu 1 </text:span><text:span text:style-name="T21">(</text:span><text:span text:style-name="Source_20_Text"><text:span text:style-name="T22">ifconfig</text:span></text:span><text:span text:style-name="Source_20_Text"><text:span text:style-name="T18">)</text:span></text:span><text:span text:style-name="T22">:</text:span></text:h>
      <text:p text:style-name="P15"><text:span text:style-name="T23">P</text:span><text:span text:style-name="T24">říkaz zobrazil shodná rozhraní a základní parametry (adresy, masky, MAC) jako </text:span><text:span text:style-name="Source_20_Text"><text:span text:style-name="T24">ip a</text:span></text:span><text:span text:style-name="T24">.</text:span></text:p>
      <text:p text:style-name="P16"><text:span text:style-name="T25">P</text:span><text:span text:style-name="T22">orovnání</text:span><text:span text:style-name="T26">:</text:span><text:span text:style-name="T27"> Oproti </text:span><text:span text:style-name="Source_20_Text"><text:span text:style-name="T27">ip a</text:span></text:span><text:span text:style-name="T27"> přidává </text:span><text:span text:style-name="Source_20_Text"><text:span text:style-name="T27">ifconfig</text:span></text:span><text:span text:style-name="T27"> navíc užitečné statistiky provozu (objem přenesených dat, RX/TX pakety a případné chyby). Zatímco </text:span><text:span text:style-name="Source_20_Text"><text:span text:style-name="T27">ip a</text:span></text:span><text:span text:style-name="T27"> je moderní doporučovaný standard poskytující přesnější detaily o IP adresách, starší </text:span><text:span text:style-name="Source_20_Text"><text:span text:style-name="T27">ifconfig</text:span></text:span><text:span text:style-name="T27"> se stále hodí právě pro rychlý přehled o zátěži linky.</text:span></text:p>
      <text:p text:style-name="P17">Úkol 2</text:p>
      <text:p text:style-name="P18"><text:span text:style-name="T28">i</text:span><text:span text:style-name="T29">p </text:span><text:span text:style-name="T28">n</text:span><text:span text:style-name="T30">:</text:span></text:p>
      <text:p text:style-name="P19"><text:span text:style-name="T31">david.svancar@a0313</text:span><text:span text:style-name="T32">:</text:span><text:span text:style-name="T33">~</text:span><text:span text:style-name="T32">$ ip n </text:span><text:span text:style-name="T34"><text:line-break/>147.230.79.202 dev enp0s31f6 lladdr 0c:d0:f8:e6:64:eb STALE  <text:line-break/>147.230.72.250 dev enp0s31f6 lladdr 0c:d0:f8:e6:64:eb STALE  <text:line-break/>147.230.77.233 dev enp0s31f6 lladdr 0c:d0:f8:e6:64:eb REACHABLE  <text:line-break/>147.230.79.192 dev enp0s31f6 lladdr 0c:d0:f8:e6:64:eb STALE  <text:line-break/>147.230.79.195 dev enp0s31f6 lladdr 0c:d0:f8:e6:64:eb STALE  <text:line-break/>147.230.76.75 dev enp0s31f6 lladdr 0c:d0:f8:e6:64:eb STALE  <text:line-break/>192.168.1.1 dev enp1s0 lladdr cc:2d:e0:e7:8d:40 STALE  <text:line-break/>147.230.77.69 dev enp0s31f6 lladdr c4:34:6b:18:da:61 STALE  <text:line-break/>147.230.72.221 dev enp0s31f6 lladdr e8:4d:ec:07:06:9d STALE  <text:line-break/>147.230.76.143 dev enp0s31f6 lladdr 0c:d0:f8:e6:64:eb STALE  <text:line-break/>147.230.79.194 dev enp0s31f6 lladdr 0c:d0:f8:e6:64:eb STALE  <text:line-break/>2001:718:1c01:72:c52c:26dc:73ca:be68 dev enp0s31f6 lladdr 58:11:22:c6:e3:3d STALE  <text:line-break/>fe80::ce2d:e0ff:fee7:8d40 dev enp1s0 lladdr cc:2d:e0:e7:8d:40 router STALE  <text:line-break/>fe80::ed0:f8ff:fee6:64eb dev enp0s31f6 lladdr 0c:d0:f8:e6:64:eb router STALE  <text:line-break/>fe80::330b:3119:96ef:915f dev enp0s31f6 lladdr 58:11:22:c6:e3:3d STALE </text:span></text:p>
      <text:p text:style-name="P20">arp:</text:p>
      <text:p text:style-name="P21"><text:span text:style-name="T35">david.svancar@a0313</text:span><text:span text:style-name="T36">:</text:span><text:span text:style-name="T37">~</text:span><text:span text:style-name="T36">$ arp </text:span><text:span text:style-name="T38"><text:line-break/>Adresa                   HWtyp   HWadresa            Příz. Maska           Rozhr <text:line-break/>hpm455.fm.tul.cz         ether   0c:d0:f8:e6:64:eb   C                     enp0s31f6 <text:line-break/>agswitch-a.tul.cz        ether   0c:d0:f8:e6:64:eb   C                     enp0s31f6 <text:line-break/>share.nti.tul.cz         ether   0c:d0:f8:e6:64:eb   C                     enp0s31f6 <text:line-break/>saoirse.ite.tul.cz       ether   0c:d0:f8:e6:64:eb   C                     enp0s31f6 <text:line-break/>bacata.nti.tul.cz        ether   0c:d0:f8:e6:64:eb   C                     enp0s31f6 <text:line-break/>okimc352-tk0.mti.tul.cz  ether   0c:d0:f8:e6:64:eb   C                     enp0s31f6 <text:line-break/>a03r03.lan               ether   cc:2d:e0:e7:8d:40   C                     enp1s0 <text:line-break/>tisklp-hp.mti.tul.cz     ether   c4:34:6b:18:da:61   C                     enp0s31f6 <text:line-break/>johannes.nti.tul.cz      ether   e8:4d:ec:07:06:9d   C                     enp0s31f6 <text:line-break/>kasro06.adm.tul.cz       ether   0c:d0:f8:e6:64:eb   C                     enp0s31f6 <text:line-break/>studijnitisk.fm.tul.cz   ether   0c:d0:f8:e6:64:eb   C                     enp0s31f6</text:span></text:p>
      <text:h text:style-name="P22" text:outline-level="2">Zjištění výrobce podle MAC adres:</text:h>
      <text:list text:style-name="L3">
        <text:list-item>
          <text:p text:style-name="P23"><text:span text:style-name="T39">O</text:span><text:span text:style-name="T40">C:D0:F8:</text:span> Hewlett Packard (HP) </text:p>
        </text:list-item>
      </text:list>
      <text:list text:style-name="L4">
        <text:list-item>
          <text:p text:style-name="P24"><text:span text:style-name="T39">C</text:span><text:span text:style-name="T40">C:2D:E0:</text:span> Výrobce routeru </text:p>
        </text:list-item>
      </text:list>
      <text:list text:style-name="L5">
        <text:list-item>
          <text:p text:style-name="P25"><text:span text:style-name="T39">C</text:span><text:span text:style-name="T40">4:34:6B:</text:span> Výrobce síťového zařízení (switch/tiskárna) </text:p>
        </text:list-item>
      </text:list>
      <text:list text:style-name="L6">
        <text:list-item>
          <text:p text:style-name="P26"><text:span text:style-name="T39">E</text:span><text:span text:style-name="T40">8:4D:EC:</text:span> Výrobce síťového hardware </text:p>
        </text:list-item>
      </text:list>
      <text:list text:style-name="L7">
        <text:list-item>
          <text:p text:style-name="P27"><text:span text:style-name="T39">5</text:span><text:span text:style-name="T40">8:11:22:</text:span> Výrobce síťového zařízení </text:p>
        </text:list-item>
      </text:list>
      <text:p text:style-name="P28"><text:span text:style-name="T41">Shodná MAC adresa </text:span><text:span text:style-name="Source_20_Text"><text:span text:style-name="T41">0c:d0:f8...</text:span></text:span><text:span text:style-name="T41"> u více IP i domén ukazuje na společný síťový přepínač či bránu.</text:span></text:p>
      <text:h text:style-name="P29" text:outline-level="3">Komentář a porovnání <text:span text:style-name="T42">k</text:span> Úko<text:span text:style-name="T42">lu</text:span> 2 <text:span text:style-name="T43">(ip n, arp)</text:span>:</text:h>
      <text:p text:style-name="P30"><text:span text:style-name="T42">O</text:span>ba příkazy mapují IP adresy na fyzické MAC adresy v lokální síti.</text:p>
      <text:list text:style-name="L8">
        <text:list-item>
          <text:p text:style-name="P31"><text:span text:style-name="Source_20_Text"><text:span text:style-name="T44">i</text:span></text:span><text:span text:style-name="Source_20_Text"><text:span text:style-name="T45">p n</text:span></text:span><text:span text:style-name="T45">:</text:span><text:span text:style-name="T24"> Moderní nástroj. Podporuje IPv6 a navíc ukazuje aktuální stav spojení (např. REACHABLE, STALE).</text:span></text:p>
        </text:list-item>
        <text:list-item>
          <text:p text:style-name="P31"><text:span text:style-name="Source_20_Text"><text:span text:style-name="T44">a</text:span></text:span><text:span text:style-name="Source_20_Text"><text:span text:style-name="T45">rp</text:span></text:span><text:span text:style-name="T45">: </text:span><text:span text:style-name="T24">Starší nástroj. Jeho hlavní výhodou v tomto výpisu je, že rovnou překládá IP adresy na s</text:span><text:span text:style-name="T46">r</text:span><text:span text:style-name="T24">ozumitelná doménová jména (např. </text:span><text:span text:style-name="T47">hpm455.fm.tul.cz</text:span><text:span text:style-name="T24">).</text:span></text:p>
        </text:list-item>
      </text:list>
      <text:p text:style-name="P32"><text:span text:style-name="T48">Z</text:span><text:span text:style-name="T49">ávěr:</text:span><text:span text:style-name="T50"> Dnes se jako standard doporučuje používat modernější</text:span></text:p>
      <text:p text:style-name="P33">Úkol 3</text:p>
      <text:p text:style-name="P34"><text:span text:style-name="T51">s</text:span>s: <text:span text:style-name="T52">(zkrácená ukázka výpisu)</text:span></text:p>
      <text:p text:style-name="P35"><text:span text:style-name="T53">u_str     ESTAB      0          0                                                                   * 26063         </text:span><text:span text:style-name="T54"><text:line-break/>                                                  * 0     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8246         <text:line-break/>                                                  * 19581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4245         <text:line-break/>                                                  * 14854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7888         <text:line-break/>                                                  * 17887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6143         <text:line-break/>                                                  * 17272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/run/user/37803/bus 15212         <text:line-break/>                                                  * 16770                                                           <text:line-break/>u_str     ESTAB      0          0                                         /run/systemd/journal/stdout 9476          <text:line-break/>                                                  * 9474  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8427          <text:line-break/>                                                  * 8428  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@/tmp/.X11-unix/X0 14922         <text:line-break/>                                                  * 14299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1811         <text:line-break/>                                                  * 0     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8266         <text:line-break/>                                                  * 18267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/run/user/37803/bus 15232         <text:line-break/>                                                  * 17629                                                           <text:line-break/>u_str     ESTAB      0          0                                         /run/dbus/system_bus_socket 11804         <text:line-break/>                                                  * 12881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6224         <text:line-break/>                                                  * 17405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7936         <text:line-break/>                                                  * 17935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7312         <text:line-break/>                                                  * 17875                                                           <text:line-break/>u_dgr     ESTAB      0          0                                                                   * 17720         <text:line-break/>                                                  * 5381                                                            <text:line-break/>u_dgr     ESTAB      0          0                                                                   * 12765         <text:line-break/>                                                  * 12766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/run/user/37803/bus 14854         <text:line-break/>                                                  * 14245                                                           <text:line-break/>u_dgr     ESTAB      0          0                                                                   * 430           <text:line-break/>                                                  * 429                                                             <text:line-break/>u_str     ESTAB      0          0               /run/user/37803/plasmashellCwPTbK.14.kioworker.socket 27009         <text:line-break/>                                                  * 28769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                 * 18257         <text:line-break/>                                                  * 18256                                                           <text:line-break/>u_str     ESTAB      0          0                                         /run/systemd/journal/stdout 13457         <text:line-break/>                                                  * 11774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/run/user/37803/bus 27008         <text:line-break/>                                                  * 26081                                                           <text:line-break/>u_str     ESTAB      0          0                                                  @/tmp/.X11-unix/X0 16178         <text:line-break/>                                                  * 17309                                                           <text:line-break/>u_str     ESTAB      0          0                                         /run/dbus/system_bus_socket 16763         <text:line-break/>                                                  * 17586                                                           </text:span></text:p>
      <text:p text:style-name="P36">ss -<text:span text:style-name="T55">l</text:span>: <text:span text:style-name="T56">(zkrácen</text:span><text:span text:style-name="T43">á</text:span><text:span text:style-name="T56"> uk</text:span><text:span text:style-name="T57">á</text:span><text:span text:style-name="T56">zka výpisu)</text:span></text:p>
      <text:p text:style-name="P37"><text:span text:style-name="T58">david.svancar@a0313</text:span><text:span text:style-name="T59">:</text:span><text:span text:style-name="T60">~</text:span><text:span text:style-name="T59">$ ss -l </text:span><text:span text:style-name="T61"><text:line-break/>Netid State  Recv-Q Send-Q                                                       Local Address:Port                 <text:line-break/>                              Peer Address:Port                              Process                                <text:line-break/>nl    UNCONN 0      0                                                                     rtnl:-1447034121      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NetworkManager/796 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chrome/2005      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kernel           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xdg-desktop-por/2132 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avahi-daemon/740 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wpa_supplicant/807 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systemd-resolve/576 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xdg-desktop-por/2132 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chrome/2005      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wpa_supplicant/807 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-1447034121          <text:line-break/></text:span><text:soft-page-break/><text:span text:style-name="T61"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NetworkManager/796 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avahi-daemon/740 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 rtnl:systemd-resolve/576 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960    0                                                                  tcpdiag:kernel           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4352   0                                                                  tcpdiag:ss/5303          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selinux:kernel           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audit:kernel               <text:line-break/>                                          *                                                                         <text:line-break/>nl    UNCONN 0      0                                                                    audit:systemd/1            <text:line-break/>        </text:span><text:span text:style-name="T62">                                                                   </text:span></text:p>
      <text:p text:style-name="P38">ss -s:</text:p>
      <text:p text:style-name="P39"><text:span text:style-name="T63">david.svancar@a0313</text:span><text:span text:style-name="T64">:</text:span><text:span text:style-name="T65">~</text:span><text:span text:style-name="T64">$ ss -s </text:span><text:span text:style-name="T66"><text:line-break/>Total: 805 <text:line-break/>TCP:   12 (estab 4, closed 0, orphaned 0, timewait 0) <text:line-break/><text:line-break/>Transport Total     IP        IPv6 <text:line-break/>RAW       2         0         2         <text:line-break/>UDP       11        7         4         <text:line-break/>TCP       12        7         5         <text:line-break/>INET      25        14        11        <text:line-break/>FRAG      0         0         0         </text:span></text:p>
      <text:p text:style-name="P40"><text:span text:style-name="T62">netstat -</text:span><text:span text:style-name="T67">s</text:span><text:span text:style-name="T62">:</text:span></text:p>
      <text:p text:style-name="P41"><text:span text:style-name="T68">ancar@a0313</text:span><text:span text:style-name="T69">:</text:span><text:span text:style-name="T70">~</text:span><text:span text:style-name="T69">$ netstat -s </text:span><text:span text:style-name="T71"><text:line-break/>Ip: <text:line-break/>   Forwarding: 2 <text:line-break/>   200345 total packets received <text:line-break/>   31 with invalid addresses <text:line-break/>   0 forwarded <text:line-break/>   0 incoming packets discarded <text:line-break/>   139934 incoming packets delivered <text:line-break/>   116396 requests sent out <text:line-break/>   40 outgoing packets dropped <text:line-break/>   2 reassemblies required <text:line-break/>   1 packets reassembled ok <text:line-break/>   OutTransmits: 116396 <text:line-break/>Icmp: <text:line-break/>   132 ICMP messages received <text:line-break/>   0 input ICMP message failed <text:line-break/>   Histogram ICMP vstupu: <text:line-break/>       destination unreachable: 91 <text:line-break/>       echo requests: 41 <text:line-break/>   132 ICMP messages sent <text:line-break/>   0 ICMP messages failed <text:line-break/>   Histogram ICMP výstupu: <text:line-break/>       destination unreachable: 91 <text:line-break/>       echo replies: 41 <text:line-break/>IcmpMsg: <text:line-break/>       InType3: 91 <text:line-break/>       InType8: 41 <text:line-break/>       OutType0: 41 <text:line-break/>       OutType3: 91 <text:line-break/>Tcp: <text:line-break/>   126 active connection openings <text:line-break/>   0 passive connection openings <text:line-break/>   6 failed connection attempts <text:line-break/>   28 connection resets received <text:line-break/>   4 connections established <text:line-break/>   115211 segments received <text:line-break/>   288323 segments sent out <text:line-break/>   211 segments retransmitted <text:line-break/>   0 bad segments received <text:line-break/>   62 resets sent <text:line-break/>Udp: <text:line-break/>   27316 packets received <text:line-break/>   91 packets to unknown port received <text:line-break/>   0 packet receive errors <text:line-break/>   2677 packets sent <text:line-break/>   0 receive buffer errors <text:line-break/>   0 send buffer errors <text:line-break/>UdpLite: <text:line-break/>TcpExt: <text:line-break/>   50 TCP sockets finished time wait in fast timer <text:line-break/></text:span><text:soft-page-break/><text:span text:style-name="T71">   2114 delayed acks sent <text:line-break/>   Quick ack mode was activated 9 times <text:line-break/>   39736 packet headers predicted <text:line-break/>   12127 acknowledgments not containing data payload received <text:line-break/>   37964 predicted acknowledgments <text:line-break/>   TCPSackRecovery: 1 <text:line-break/>   TCPDSACKUndo: 1 <text:line-break/>   TCPLostRetransmit: 6 <text:line-break/>   42 fast retransmits <text:line-break/>   TCPTimeouts: 8 <text:line-break/>   TCPLossProbes: 163 <text:line-break/>   TCPBacklogCoalesce: 1068 <text:line-break/>   TCPDSACKOldSent: 9 <text:line-break/>   TCPDSACKRecv: 161 <text:line-break/>   13 connections reset due to unexpected data <text:line-break/>   19 connections reset due to early user close <text:line-break/>   TCPDSACKIgnoredNoUndo: 115 <text:line-break/>   TCPSackShifted: 2 <text:line-break/>   TCPSackMerged: 42 <text:line-break/>   TCPSackShiftFallback: 76 <text:line-break/>   IPReversePathFilter: 8 <text:line-break/>   TCPRcvCoalesce: 13845 <text:line-break/>   TCPOFOQueue: 87 <text:line-break/>   TCPAutoCorking: 8194 <text:line-break/>   TCPFromZeroWindowAdv: 6 <text:line-break/>   TCPToZeroWindowAdv: 6 <text:line-break/>   TCPWantZeroWindowAdv: 14 <text:line-break/>   TCPSynRetrans: 8 <text:line-break/>   TCPOrigDataSent: 253761 <text:line-break/>   TCPHystartTrainDetect: 2 <text:line-break/>   TCPHystartTrainCwnd: 148 <text:line-break/>   TCPKeepAlive: 250 <text:line-break/>   TCPDelivered: 254023 <text:line-break/>   TCPAckCompressed: 55 <text:line-break/>   TcpTimeoutRehash: 8 <text:line-break/>   TCPDSACKRecvSegs: 161 <text:line-break/>IpExt: <text:line-break/>   InMcastPkts: 25043 <text:line-break/>   OutMcastPkts: 266 <text:line-break/>   InBcastPkts: 59673 <text:line-break/>   InOctets: 187416168 <text:line-break/>   OutOctets: 292063867 <text:line-break/>   InMcastOctets: 4522606 <text:line-break/>   OutMcastOctets: 158912 <text:line-break/>   InBcastOctets: 4375861 <text:line-break/>   InNoECTPkts: 290506 <text:line-break/>MPTcpExt:</text:span><text:span text:style-name="T72"><text:line-break/></text:span> <text:span text:style-name="T73">Komentáře k Úkolu 3 (</text:span><text:span text:style-name="Source_20_Text"><text:span text:style-name="T74">ss</text:span></text:span><text:span text:style-name="T73"> a </text:span><text:span text:style-name="Source_20_Text"><text:span text:style-name="T74">netstat</text:span></text:span><text:span text:style-name="T73">):</text:span></text:p>
      <text:list text:style-name="L9">
        <text:list-item>
          <text:p text:style-name="P42"><text:span text:style-name="T75">A</text:span><text:span text:style-name="T74">ktuální spojení (</text:span><text:span text:style-name="Source_20_Text"><text:span text:style-name="T74">ss</text:span></text:span><text:span text:style-name="T74">):</text:span><text:span text:style-name="T76"> Převažují lokální Unix sockety pro komunikaci uvnitř PC. Z reálných síťových spojení jsou vidět navázaná (ESTAB) TCP (např. NFS, HTTPS, LDAPS) a UDP (DHCP) spojení.</text:span></text:p>
        </text:list-item>
        <text:list-item>
          <text:p text:style-name="P43"><text:span text:style-name="T75">O</text:span><text:span text:style-name="T74">tevřené porty (</text:span><text:span text:style-name="Source_20_Text"><text:span text:style-name="T74">ss -l</text:span></text:span><text:span text:style-name="T74">):</text:span><text:span text:style-name="T76"> Vypisuje lokální i síťové sockety, které aktuálně naslouchají a čekají na příchozí komunikaci (stav UNCONN).</text:span></text:p>
        </text:list-item>
        <text:list-item>
          <text:p text:style-name="P42"><text:span text:style-name="T75">S</text:span><text:span text:style-name="T74">ouhrn (</text:span><text:span text:style-name="Source_20_Text"><text:span text:style-name="T74">ss -s</text:span></text:span><text:span text:style-name="T74">):</text:span><text:span text:style-name="T76"> Rychlý přehled počtu socketů podle protokolu: 12x TCP (4 aktivní), 11x UDP, 2x RAW a celkově 25x INET. Není evidován žádný fragmentovaný paket (FRAG).</text:span></text:p>
        </text:list-item>
        <text:list-item>
          <text:p text:style-name="P44"><text:span text:style-name="T75">S</text:span><text:span text:style-name="T74">tatistiky (</text:span><text:span text:style-name="Source_20_Text"><text:span text:style-name="T74">netstat -s</text:span></text:span><text:span text:style-name="T74">):</text:span><text:span text:style-name="T76"> Detailní provozní čítače, které umožňují rychle posoudit aktivitu sítě v systému. Zobrazuje objemy a stavy paketů roztříděné pro IPv4, TCP, UDP a ICMP.</text:span></text:p>
        </text:list-item>
      </text:list>
      <text:p text:style-name="P45">Úkol 4</text:p>
      <text:p text:style-name="P46"><text:span text:style-name="T77">ping </text:span><text:span text:style-name="T78">s </text:span>1024 B<text:span text:style-name="T77">:</text:span></text:p>
      <text:p text:style-name="P47"><text:span text:style-name="T79">david.svancar@a0313</text:span><text:span text:style-name="T80">:</text:span><text:span text:style-name="T81">~</text:span><text:span text:style-name="T80">$ ping -s 1024 www.tul.cz </text:span><text:span text:style-name="T82"><text:line-break/>PING www.tul.cz (2001:718:1c01:18::ee) 1024 data bytes <text:line-break/>1032 bytes from 2001:718:1c01:18::ee: icmp_seq=1 ttl=62 time=0.420 ms <text:line-break/>1032 bytes from 2001:718:1c01:18::ee: icmp_seq=2 ttl=62 time=0.413 ms <text:line-break/>1032 bytes from 2001:718:1c01:18::ee: icmp_seq=3 ttl=62 time=0.417 ms <text:line-break/>1032 bytes from 2001:718:1c01:18::ee: icmp_seq=4 ttl=62 time=0.358 ms <text:line-break/>1032 bytes from 2001:718:1c01:18::ee: icmp_seq=5 ttl=62 time=0.321 ms <text:line-break/>1032 bytes from 2001:718:1c01:18::ee: icmp_seq=6 ttl=62 time=0.348 ms <text:line-break/>1032 bytes from 2001:718:1c01:18::ee: icmp_seq=7 ttl=62 time=0.409 ms <text:line-break/>1032 bytes from 2001:718:1c01:18::ee: icmp_seq=8 ttl=62 time=0.343 ms <text:line-break/>1032 bytes from 2001:718:1c01:18::ee: icmp_seq=9 ttl=62 time=0.410 ms <text:line-break/>1032 bytes from 2001:718:1c01:18::ee: icmp_seq=10 ttl=62 time=0.343 ms <text:line-break/>1032 bytes from 2001:718:1c01:18::ee: icmp_seq=11 ttl=62 time=0.429 ms <text:line-break/>^C <text:line-break/>--- www.tul.cz ping statistics --- <text:line-break/>11 packets transmitted, 11 received, 0% packet loss, time 10223ms <text:line-break/>rtt min/avg/max/mdev = 0.321/0.382/0.429/0.037 ms </text:span></text:p>
      <text:p text:style-name="P47"><text:span text:style-name="T79">david.svancar@a0313</text:span><text:span text:style-name="T80">:</text:span><text:span text:style-name="T81">~</text:span><text:span text:style-name="T80">$ ping -s 1024 www.seznam.cz </text:span><text:span text:style-name="T82"><text:line-break/>PING www.seznam.cz (2a02:598:2::1222) 1024 data bytes <text:line-break/>1032 bytes from www.seznam.cz (2a02:598:2::1222): icmp_seq=1 ttl=56 time=5.48 ms <text:line-break/>1032 bytes from www.seznam.cz (2a02:598:2::1222): icmp_seq=2 ttl=56 time=5.49 ms <text:line-break/>1032 bytes from www.seznam.cz (2a02:598:2::1222): icmp_seq=3 ttl=56 time=5.66 ms <text:line-break/>1032 bytes from www.seznam.cz (2a02:598:2::1222): icmp_seq=4 ttl=56 time=5.67 ms <text:line-break/>1032 bytes from www.seznam.cz (2a02:598:2::1222): icmp_seq=5 ttl=56 time=5.69 ms <text:line-break/>1032 bytes from www.seznam.cz (2a02:598:2::1222): icmp_seq=6 ttl=56 time=5.83 ms <text:line-break/>1032 bytes from www.seznam.cz (2a02:598:2::1222): icmp_seq=7 ttl=56 time=5.71 ms <text:line-break/>1032 bytes from www.seznam.cz (2a02:598:2::1222): icmp_seq=8 ttl=56 time=5.49 ms <text:line-break/>1032 bytes from www.seznam.cz (2a02:598:2::1222): icmp_seq=9 ttl=56 time=5.50 ms <text:line-break/>1032 bytes from www.seznam.cz (2a02:598:2::1222): icmp_seq=10 ttl=56 time=5.61 ms <text:line-break/>1032 bytes from www.seznam.cz (2a02:598:2::1222): icmp_seq=11 ttl=56 time=5.52 ms <text:line-break/>1032 bytes from www.seznam.cz (2a02:598:2::1222): icmp_seq=12 ttl=56 time=5.48 ms <text:line-break/>1032 bytes from www.seznam.cz (2a02:598:2::1222): icmp_seq=13 ttl=56 time=5.50 ms <text:line-break/>1032 bytes from www.seznam.cz (2a02:598:2::1222): icmp_seq=14 ttl=56 time=5.57 ms <text:line-break/>1032 bytes from www.seznam.cz (2a02:598:2::1222): icmp_seq=15 ttl=56 time=5.68 ms <text:line-break/>1032 bytes from www.seznam.cz (2a02:598:2::1222): icmp_seq=16 ttl=56 time=5.68 ms <text:line-break/>^C <text:line-break/>--- www.seznam.cz ping statistics --- <text:line-break/>16 packets transmitted, 16 received, 0% packet loss, time 15028ms <text:line-break/>rtt min/avg/max/mdev = 5.476/5.596/5.827/0.103 ms</text:span></text:p>
      <text:p text:style-name="P47"><text:span text:style-name="T83">david.svancar@a0313</text:span><text:span text:style-name="T80">:</text:span><text:span text:style-name="T84">~</text:span><text:span text:style-name="T80">$ ping -s 1024 www.google.cz </text:span><text:span text:style-name="T82"><text:line-break/>PING www.google.cz (2a00:1450:4014:800::2003) 1024 data bytes <text:line-break/>1032 bytes from lcprga-af-in-x03.1e100.net (2a00:1450:4014:800::2003): icmp_seq=1 ttl=118 tim<text:line-break/>e=4.35 ms <text:line-break/>1032 bytes from lcprga-af-in-x03.1e100.net (2a00:1450:4014:800::2003): icmp_seq=2 ttl=118 tim<text:line-break/>e=4.40 ms <text:line-break/>1032 bytes from lcprga-af-in-x03.1e100.net (2a00:1450:4014:800::2003): icmp_seq=3 ttl=118 tim<text:line-break/>e=4.38 ms <text:line-break/>1032 bytes from lcprga-af-in-x03.1e100.net (2a00:1450:4014:800::2003): icmp_seq=4 ttl=118 tim<text:line-break/>e=4.31 ms <text:line-break/>1032 bytes from lcprga-af-in-x03.1e100.net (2a00:1450:4014:800::2003): icmp_seq=5 ttl=118 tim<text:line-break/>e=4.49 ms <text:line-break/>1032 bytes from lcprga-af-in-x03.1e100.net (2a00:1450:4014:800::2003): icmp_seq=6 ttl=118 tim<text:line-break/>e=4.39 ms <text:line-break/>1032 bytes from lcprga-af-in-x03.1e100.net (2a00:1450:4014:800::2003): icmp_seq=7 ttl=118 tim<text:line-break/>e=4.57 ms <text:line-break/>1032 bytes from lcprga-af-in-x03.1e100.net (2a00:1450:4014:800::2003): icmp_seq=8 ttl=118 tim<text:line-break/>e=4.37 ms <text:line-break/>1032 bytes from lcprga-af-in-x03.1e100.net (2a00:1450:4014:800::2003): icmp_seq=9 ttl=118 tim<text:line-break/>e=4.38 ms <text:line-break/>1032 bytes from lcprga-af-in-x03.1e100.net (2a00:1450:4014:800::2003): icmp_seq=10 ttl=118 ti<text:line-break/>me=4.48 ms <text:line-break/>1032 bytes from lcprga-af-in-x03.1e100.net (2a00:1450:4014:800::2003): icmp_seq=11 ttl=118 ti<text:line-break/>me=4.47 ms <text:line-break/>1032 bytes from lcprga-af-in-x03.1e100.net (2a00:1450:4014:800::2003): icmp_seq=12 ttl=118 ti<text:line-break/>me=4.46 ms <text:line-break/>1032 bytes from lcprga-af-in-x03.1e100.net (2a00:1450:4014:800::2003): icmp_seq=13 ttl=118 ti<text:line-break/>me=4.38 ms <text:line-break/>^C <text:line-break/>--- www.google.cz ping statistics --- <text:line-break/>13 packets transmitted, 13 received, 0% packet loss, time 12016ms <text:line-break/>rtt min/avg/max/mdev = 4.308/4.417/4.571/0.068 ms</text:span></text:p>
      <text:p text:style-name="P47"><text:span text:style-name="T83">david.svancar@a0313</text:span><text:span text:style-name="T80">:</text:span><text:span text:style-name="T84">~</text:span><text:span text:style-name="T80">$ ping -s 1024 www.facebook.com </text:span><text:span text:style-name="T82"><text:line-break/>PING www.facebook.com (2a03:2880:f13d:83:face:b00c:0:25de) 1024 data bytes <text:line-break/>1032 bytes from edge-star-mini6-shv-01-prg1.facebook.com (2a03:2880:f13d:83:face:b00c:0:25de)<text:line-break/>: icmp_seq=1 ttl=55 time=4.42 ms <text:line-break/>1032 bytes from edge-star-mini6-shv-01-prg1.facebook.com (2a03:2880:f13d:83:face:b00c:0:25de)<text:line-break/>: icmp_seq=2 ttl=55 time=4.52 ms <text:line-break/>1032 bytes from edge-star-mini6-shv-01-prg1.facebook.com (2a03:2880:f13d:83:face:b00c:0:25de)<text:line-break/>: icmp_seq=3 ttl=55 time=4.45 ms <text:line-break/></text:span><text:soft-page-break/><text:span text:style-name="T82">1032 bytes from edge-star-mini6-shv-01-prg1.facebook.com (2a03:2880:f13d:83:face:b00c:0:25de)<text:line-break/>: icmp_seq=4 ttl=55 time=4.63 ms <text:line-break/>1032 bytes from edge-star-mini6-shv-01-prg1.facebook.com (2a03:2880:f13d:83:face:b00c:0:25de)<text:line-break/>: icmp_seq=5 ttl=55 time=4.59 ms <text:line-break/>1032 bytes from edge-star-mini6-shv-01-prg1.facebook.com (2a03:2880:f13d:83:face:b00c:0:25de)<text:line-break/>: icmp_seq=6 ttl=55 time=4.55 ms <text:line-break/>1032 bytes from edge-star-mini6-shv-01-prg1.facebook.com (2a03:2880:f13d:83:face:b00c:0:25de)<text:line-break/>: icmp_seq=7 ttl=55 time=4.57 ms <text:line-break/>1032 bytes from edge-star-mini6-shv-01-prg1.facebook.com (2a03:2880:f13d:83:face:b00c:0:25de)<text:line-break/>: icmp_seq=8 ttl=55 time=4.46 ms <text:line-break/>^C <text:line-break/>--- www.facebook.com ping statistics --- <text:line-break/>8 packets transmitted, 8 received, 0% packet loss, time 7013ms <text:line-break/>rtt min/avg/max/mdev = 4.423/4.524/4.629/0.069 ms<text:line-break/><text:line-break/><text:line-break/></text:span><text:span text:style-name="T85">Maximální velikost datového paketu PING:</text:span></text:p>
      <text:p text:style-name="P48"><text:span text:style-name="T86">david.svancar@a0313</text:span><text:span text:style-name="T87">:</text:span><text:span text:style-name="T88">~$ ping -s 65507 www.tul.cz</text:span></text:p>
      <text:p text:style-name="P49">PING www.tul.cz (2001:718:1c01:18::ee) 65507 data bytes</text:p>
      <text:p text:style-name="P49">65515 bytes from 2001:718:1c01:18::ee: icmp_seq=1 ttl=63 time=0.988 ms</text:p>
      <text:p text:style-name="P49">65515 bytes from 2001:718:1c01:18::ee: icmp_seq=2 ttl=63 time=0.824 ms</text:p>
      <text:p text:style-name="P49">65515 bytes from 2001:718:1c01:18::ee: icmp_seq=3 ttl=63 time=0.981 ms</text:p>
      <text:p text:style-name="P49">65515 bytes from 2001:718:1c01:18::ee: icmp_seq=4 ttl=63 time=0.758 ms</text:p>
      <text:p text:style-name="P49">65515 bytes from 2001:718:1c01:18::ee: icmp_seq=5 ttl=63 time=1.06 ms</text:p>
      <text:p text:style-name="P49">65515 bytes from 2001:718:1c01:18::ee: icmp_seq=6 ttl=63 time=0.889 ms</text:p>
      <text:p text:style-name="P49">65515 bytes from 2001:718:1c01:18::ee: icmp_seq=7 ttl=63 time=0.874 ms</text:p>
      <text:p text:style-name="P49">65515 bytes from 2001:718:1c01:18::ee: icmp_seq=8 ttl=63 time=0.783 ms</text:p>
      <text:p text:style-name="P49">65515 bytes from 2001:718:1c01:18::ee: icmp_seq=9 ttl=63 time=0.822 ms</text:p>
      <text:p text:style-name="P49">^C</text:p>
      <text:p text:style-name="P49">--- www.tul.cz ping statistics ---</text:p>
      <text:p text:style-name="P49">9 packets transmitted, 9 received, 0% packet loss, time 8096ms</text:p>
      <text:p text:style-name="P49">rtt min/avg/max/mdev = 0.758/0.886/1.055/0.096 ms</text:p>
      <text:h text:style-name="P50" text:outline-level="3"><text:span text:style-name="T89">Komentář k Úkolu 4 (</text:span><text:span text:style-name="Source_20_Text"><text:span text:style-name="T90">ping</text:span></text:span><text:span text:style-name="T89">):</text:span></text:h>
      <text:list text:style-name="L10">
        <text:list-item>
          <text:p text:style-name="P51"><text:span text:style-name="T91">Porovnání odezvy:</text:span> Všechny pakety (1024 B) prošly bez ztráty. Nejnižší odezvu má logicky lokální školní server www.tul.cz (0,38 ms). Globální služby Google (4,4 ms) a Facebook (4,5 ms) jsou díky dobré konektivitě a blízkým serverům mírně rychlejší než český Seznam (5,6 ms).</text:p>
        </text:list-item>
        <text:list-item>
          <text:p text:style-name="P51"><text:span text:style-name="T91">Maximální paket: </text:span>Lze odeslat maximálně 65 507 bajtů.</text:p>
        </text:list-item>
        <text:list-item>
          <text:p text:style-name="P52"><text:span text:style-name="T91">Zdůvodnění:</text:span><text:span text:style-name="T92"> Protokol IPv4 má absolutní limit velikosti paketu 65 535 B. Od něj se musí odečíst nezbytné hlavičky: 20 B (IP hlavička) a 8 B (ICMP hlavička). Výpočet je tedy: 65 535 - 20 - 8 = 65 507 B.</text:span></text:p>
        </text:list-item>
      </text:list>
      <text:p text:style-name="P53">Úkol 5</text:p>
      <text:p text:style-name="P54">tracepath:</text:p>
      <text:p text:style-name="P55"><text:span text:style-name="T93">david.svancar@a0313</text:span><text:span text:style-name="T94">:</text:span><text:span text:style-name="T88">~$ tracepath www.zoznam.sk</text:span></text:p>
      <text:p text:style-name="P56"><text:s/>1?: [LOCALHOST] <text:s text:c="23"/>0.003ms pmtu 1500</text:p>
      <text:p text:style-name="P56"><text:s/>1: <text:s/>2001:718:1c01:21::251 <text:s text:c="32"/>0.389ms</text:p>
      <text:p text:style-name="P56"><text:s/>1: <text:s/>2001:718:1c01:21::251 <text:s text:c="32"/>0.275ms</text:p>
      <text:p text:style-name="P56"><text:s/>2: <text:s/>2001:718:1c01:21::253 <text:s text:c="32"/>0.344ms asymm <text:s/>1</text:p>
      <text:p text:style-name="P56"><text:s/>3: <text:s/>2001:718:1c00:1::31 <text:s text:c="34"/>0.878ms asymm <text:s/>2</text:p>
      <text:p text:style-name="P56"><text:s/>4: <text:s/>nix4-ipv6.cloudflare.com <text:s text:c="29"/>5.435ms</text:p>
      <text:p text:style-name="P56"><text:s/>5: <text:s/>nix4-ipv6.cloudflare.com <text:s text:c="29"/>6.102ms asymm <text:s/>4</text:p>
      <text:p text:style-name="P56"><text:s/>6: <text:s/>2400:cb00:31:3:: <text:s text:c="36"/>12.351ms</text:p>
      <text:p text:style-name="P56"><text:s/>7: <text:s/>no reply</text:p>
      <text:p text:style-name="P56"><text:s/>8: <text:s/>no reply</text:p>
      <text:p text:style-name="P56"><text:s/>9: <text:s/>no reply</text:p>
      <text:p text:style-name="P56">10: <text:s/>no reply</text:p>
      <text:p text:style-name="P57"><text:span text:style-name="T95">Komentář </text:span><text:span text:style-name="T91">a odhad cesty (Úkol 5)</text:span><text:span text:style-name="T96">:</text:span></text:p>
      <text:list text:style-name="L11">
        <text:list-item>
          <text:p text:style-name="P58"><text:span text:style-name="T91">Cesta:</text:span> Komunikace běží přes IPv6 z brány TUL přímo do českého uzlu NIX.CZ.</text:p>
        </text:list-item>
        <text:list-item>
          <text:p text:style-name="P59">RIPE NCC:<text:span text:style-name="T92"> Zjištěná IP adresa (např. </text:span><text:span text:style-name="Source_20_Text"><text:span text:style-name="T92">2400:cb00:31:3::</text:span></text:span><text:span text:style-name="T92">) nepatří slovenskému Zoznamu, ale americké síti Cloudflare, Inc.</text:span></text:p>
        </text:list-item>
        <text:list-item>
          <text:p text:style-name="P60"><text:span text:style-name="T91">Závěr: </text:span>Web je schovaný za CDN/DDoS ochranou Cloudflare. Proto trasování předčasně končí (ochrana zahazuje trasovací pakety) a data se stahují z nejbližšího uzlu Cloudflare (např. v Praze), nikoliv až ze Slovenska.</text:p>
        </text:list-item>
      </text:list>
      <text:h text:style-name="P3" text:outline-level="2">Závěr</text:h>
      <text:p text:style-name="P61">V úkolu 1 byla zjištěna konfigurace síťových rozhraní. Systém využívá IPv4 i IPv6 sítě a adresy získává dynamicky (ověřeno příkazy ip a i starším ifconfig). V úkolu 2 mapování IP na MAC adresy (přes ip n a arp) úspěšně odhalilo výrobce připojeného hardwaru a identifikovalo adresu společné lokální brány. Dále v úkolu 3 analýza síťového provozu (ss, netstat) ukázala aktivní TCP/UDP spojení a naslouchající porty, přičemž v systému převládá lokální komunikace přes Unix sockety. Poté v úkolu 4 měření odezvy (ping) potvrdilo výbornou stabilitu sítě. Dále bylo experimentálně a teoreticky ověřeno, že maximální propustná velikost užitečných dat v IPv4 paketu je 65 507 bajtů (kvůli velikosti IP a ICMP hlaviček). Nakonec v úkolu 5 trasování sítě (tracepath) a kontrola v databázi RIPE NCC ukázaly, že web zoznam.sk je skryt za CDN sítí Cloudflare, ze které se data reálně stahují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Myriad Pro" svg:font-family="'Myriad Pro', 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1" fo:font-family="Calibri" style:font-family-generic="swiss" style:font-pitch="variable" fo:font-size="11pt" fo:language="cs" fo:country="CZ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847cm" fo:margin-bottom="0cm" style:contextual-spacing="false" fo:keep-together="always" fo:keep-with-next="always"/>
      <style:text-properties style:font-name="Myriad Pro" fo:font-family="'Myriad Pro', Arial" style:font-family-generic="swiss" style:font-pitch="variable" fo:font-size="16pt" fo:language="none" fo:country="none" fo:font-weight="bold" style:font-name-asian="Times New Roman" style:font-family-asian="'Times New Roman'" style:font-family-generic-asian="roman" style:font-pitch-asian="variable" style:font-size-asian="16pt" style:font-weight-asian="bold" style:font-name-complex="Myriad Pro" style:font-family-complex="'Myriad Pro', 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23cm" fo:margin-bottom="0.106cm" style:contextual-spacing="false" fo:keep-with-next="always"/>
      <style:text-properties style:font-name="Myriad Pro" fo:font-family="'Myriad Pro', 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_20_bubliny" style:display-name="Text bubliny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UL2011" style:family="paragraph" style:parent-style-name="Standard" style:next-style-name="Standard">
      <style:text-properties style:font-name="Myriad Pro" fo:font-family="'Myriad Pro', Arial" style:font-family-generic="swiss" style:font-pitch="variable" fo:font-size="10pt" fo:language="none" fo:country="none" style:font-size-asian="10pt" style:font-name-complex="Myriad Pro" style:font-family-complex="'Myriad Pro', Arial" style:font-family-generic-complex="swiss" style:font-pitch-complex="variabl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Myriad Pro" fo:font-family="'Myriad Pro', Arial" style:font-family-generic="swiss" style:font-pitch="variable" fo:font-size="12pt" fo:language="cs" fo:country="CZ" style:font-name-asian="Calibri1" style:font-family-asian="Calibri" style:font-family-generic-asian="swiss" style:font-pitch-asian="variable" style:font-size-asian="12pt" style:font-name-complex="Myriad Pro" style:font-family-complex="'Myriad Pro', Arial" style:font-family-generic-complex="swiss" style:font-pitch-complex="variable" style:font-size-complex="12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andardní_20_písmo_20_odstavce" style:display-name="Standardní písmo odstavce" style:family="text"/>
    <style:style style:name="Záhlaví_20_Char" style:display-name="Záhlaví Char" style:family="text" style:parent-style-name="Standardní_20_písmo_20_odstavce"/>
    <style:style style:name="Zápatí_20_Char" style:display-name="Zápatí Char" style:family="text" style:parent-style-name="Standardní_20_písmo_20_odstavce"/>
    <style:style style:name="Text_20_bubliny_20_Char" style:display-name="Text bubliny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adpis_20_1_20_Char" style:display-name="Nadpis 1 Char" style:family="text">
      <style:text-properties style:font-name="Myriad Pro" fo:font-family="'Myriad Pro', Arial" style:font-family-generic="swiss" style:font-pitch="variable" fo:font-size="16pt" fo:language="none" fo:country="none" fo:font-weight="bold" style:font-name-asian="Times New Roman" style:font-family-asian="'Times New Roman'" style:font-family-generic-asian="roman" style:font-pitch-asian="variable" style:font-size-asian="16pt" style:font-weight-asian="bold" style:font-name-complex="Myriad Pro" style:font-family-complex="'Myriad Pro', Arial" style:font-family-generic-complex="swiss" style:font-pitch-complex="variable" style:font-size-complex="14pt" style:font-weight-complex="bold"/>
    </style:style>
    <style:style style:name="Zástupný_20_text" style:display-name="Zástupný text" style:family="text">
      <style:text-properties fo:color="#808080" loext:opacity="100%"/>
    </style:style>
    <style:style style:name="TUL2011_20_Char" style:display-name="TUL2011 Char" style:family="text">
      <style:text-properties style:font-name="Myriad Pro" fo:font-family="'Myriad Pro', Arial" style:font-family-generic="swiss" style:font-pitch="variable" style:font-name-asian="Calibri1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Nadpis_20_2_20_Char" style:display-name="Nadpis 2 Char" style:family="text" style:parent-style-name="Standardní_20_písmo_20_odstavce">
      <style:text-properties style:font-name="Myriad Pro" fo:font-family="'Myriad Pro', 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Myriad Pro" fo:language="none" fo:country="none" style:language-asian="none" style:country-asian="none" style:font-name-complex="Myriad Pro"/>
    </style:style>
    <style:style style:name="MP2" style:family="paragraph" style:parent-style-name="Default">
      <style:paragraph-properties fo:line-height="175%"/>
    </style:style>
    <style:style style:name="MP3" style:family="paragraph" style:parent-style-name="Default">
      <style:paragraph-properties fo:line-height="175%"/>
      <style:text-properties fo:color="#7ac141" loext:opacity="100%" fo:font-size="6pt" style:font-size-asian="6pt" style:font-size-complex="8pt"/>
    </style:style>
    <style:style style:name="MT1" style:family="text">
      <style:text-properties fo:color="#221e1f" loext:opacity="100%" fo:font-size="6pt" fo:font-weight="bold" style:font-size-asian="6pt" style:font-weight-asian="bold" style:font-size-complex="8pt" style:font-weight-complex="bold"/>
    </style:style>
    <style:style style:name="MT2" style:family="text">
      <style:text-properties fo:color="#ee7f00" loext:opacity="100%" fo:font-size="6pt" style:font-size-asian="6pt" style:font-size-complex="8pt"/>
    </style:style>
    <style:style style:name="MT3" style:family="text">
      <style:text-properties fo:color="#ee7f00" loext:opacity="100%" fo:font-size="6pt" fo:font-weight="bold" style:font-size-asian="6pt" style:font-weight-asian="bold" style:font-size-complex="8pt" style:font-weight-complex="bold"/>
    </style:style>
    <style:style style:name="MT4" style:family="text">
      <style:text-properties fo:color="#7ac141" loext:opacity="100%" fo:font-size="6pt" style:font-size-asian="6pt" style:font-size-complex="8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3cm" fo:margin-bottom="0.46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1.531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93cm" svg:y="-2.353cm" svg:width="20.978cm" svg:height="2.798cm" draw:z-index="11"><draw:image xlink:href="Pictures/10000000000009B10000014B81D13B76.png" xlink:type="simple" xlink:show="embed" xlink:actuate="onLoad" draw:mime-type="image/png"/></draw:frame></text:p>
      </style:header>
      <style:footer>
        <text:p text:style-name="MP2"><draw:frame draw:style-name="Mfr1" draw:name="Image1" text:anchor-type="char" svg:x="-1.974cm" svg:y="0.014cm" svg:width="20.978cm" svg:height="1.397cm" draw:z-index="23"><draw:image xlink:href="Pictures/10000000000009B1000000A610505EB0.png" xlink:type="simple" xlink:show="embed" xlink:actuate="onLoad" draw:mime-type="image/png"/></draw:frame><text:span text:style-name="MT1">TECHNICKÁ UNIVERZITA V LIBERCI </text:span><text:span text:style-name="MT2">| </text:span><text:span text:style-name="MT3">Fakulta mechatroniky, informatiky a mezioborových studií </text:span><text:span text:style-name="MT2">|</text:span><text:span text:style-name="MT4"> 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TULšablonaWORD2011</dc:title>
    <meta:creation-date>2026-02-19T08:54:46.930883442</meta:creation-date>
    <dc:date>2026-02-19T13:48:25.024473800</dc:date>
    <meta:editing-cycles>82</meta:editing-cycles>
    <meta:editing-duration>PT2H32M29S</meta:editing-duration>
    <meta:generator>LibreOffice/26.2.0.3$Windows_X86_64 LibreOffice_project/620$Build-3</meta:generator>
    <meta:document-statistic meta:table-count="0" meta:image-count="2" meta:object-count="0" meta:page-count="12" meta:paragraph-count="122" meta:word-count="3004" meta:character-count="33813" meta:non-whitespace-character-count="20076"/>
  </office:meta>
</office:document-meta>
</file>